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80" draw:marker-start="" draw:marker-start-width="0.279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80" draw:marker-start="" draw:marker-start-width="0.381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marker-start-width="0.203cm" draw:fill="none" draw:fill-color="#ffffff" draw:textarea-horizontal-align="left" draw:auto-grow-height="true" draw:auto-grow-width="true" fo:min-height="0.353cm" fo:min-width="0.717cm"/>
    </style:style>
    <style:style style:name="gr4" style:family="graphic" style:parent-style-name="standard">
      <style:graphic-properties svg:stroke-width="0.051cm" svg:stroke-color="#000080" draw:marker-start="" draw:marker-start-width="0.279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>
      <style:graphic-properties svg:stroke-width="0.051cm" draw:marker-start-width="0.279cm" draw:marker-end-width="0.276cm" draw:fill="solid" draw:fill-color="#ffff00" draw:textarea-vertical-align="middle" draw:auto-grow-height="false" fo:min-height="0.219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80" draw:marker-start="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>
      <style:graphic-properties svg:stroke-width="0.051cm" svg:stroke-color="#000080" draw:marker-start-width="0.279cm" draw:marker-end-width="0.276cm" draw:fill="solid" draw:fill-color="#ffff00" draw:textarea-vertical-align="middle" draw:auto-grow-height="false" fo:min-height="0.219cm" fo:min-width="0cm" fo:padding-top="0.15cm" fo:padding-bottom="0.15cm" fo:padding-left="0.275cm" fo:padding-right="0.275cm"/>
    </style:style>
    <style:style style:name="gr8" style:family="graphic">
      <style:graphic-properties svg:stroke-width="0.051cm" draw:marker-start-width="0.279cm" draw:marker-end-width="0.276cm" draw:fill="solid" draw:fill-color="#ffc0cb" draw:textarea-vertical-align="middle" draw:auto-grow-height="false" fo:min-height="0.219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0000" draw:marker-start="" draw:marker-start-width="0.381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ff0000" draw:marker-start="" draw:marker-start-width="0.279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ff0000" draw:marker-start="" draw:marker-start-width="0.279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>
      <style:graphic-properties svg:stroke-width="0.051cm" svg:stroke-color="#000080" draw:marker-start-width="0.279cm" draw:marker-end-width="0.276cm" draw:fill="solid" draw:fill-color="#ffc0cb" draw:textarea-vertical-align="middle" draw:auto-grow-height="false" fo:min-height="0.219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marker-start-width="0.203cm" draw:fill="none" draw:fill-color="#ffffff" draw:textarea-horizontal-align="left" draw:auto-grow-height="true" draw:auto-grow-width="true" fo:min-height="0cm" fo:min-width="0.717cm"/>
    </style:style>
    <style:style style:name="gr14" style:family="graphic" style:parent-style-name="standard">
      <style:graphic-properties svg:stroke-width="0.051cm" draw:marker-start-width="0.279cm" draw:marker-end-width="0.276cm" draw:fill="solid" draw:fill-color="#ffc0cb" draw:textarea-vertical-align="middle" draw:auto-grow-height="false" fo:min-height="0.219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80" draw:marker-start-width="0.279cm" draw:marker-end-width="0.276cm" draw:fill="solid" draw:fill-color="#ffc0cb" draw:textarea-vertical-align="middle" draw:auto-grow-height="false" fo:min-height="0.219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width="0.051cm" draw:marker-start-width="0.376cm" draw:marker-end="Arrow" draw:marker-end-width="0.203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Times New Roman1" fo:font-size="11pt" style:font-size-asian="18pt" style:font-size-complex="18pt"/>
    </style:style>
    <style:style style:name="P2" style:family="paragraph">
      <style:paragraph-properties fo:margin-left="0cm" fo:margin-right="0cm" fo:text-indent="0cm"/>
      <style:text-properties fo:font-size="9pt"/>
    </style:style>
    <style:style style:name="P3" style:family="paragraph">
      <style:paragraph-properties fo:margin-left="0cm" fo:margin-right="0cm" fo:text-indent="0cm"/>
      <style:text-properties style:font-name="Times New Roman1" fo:font-size="9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1pt"/>
    </style:style>
    <style:style style:name="P5" style:family="paragraph">
      <style:paragraph-properties fo:margin-left="0cm" fo:margin-right="0cm" fo:text-align="center" fo:text-indent="0cm"/>
      <style:text-properties style:font-name="Times New Roman1" fo:font-size="11pt" fo:font-style="italic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size="10pt"/>
    </style:style>
    <style:style style:name="P7" style:family="paragraph">
      <style:paragraph-properties fo:margin-left="0cm" fo:margin-right="0cm" fo:text-align="center" fo:text-indent="0cm"/>
      <style:text-properties style:font-name="Times New Roman1" fo:font-size="10pt" fo:font-style="italic" style:font-size-asian="18pt" style:font-size-complex="18pt"/>
    </style:style>
    <style:style style:name="P8" style:family="paragraph">
      <style:paragraph-properties fo:text-align="center"/>
      <style:text-properties style:font-name="Times New Roman1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size="9pt"/>
    </style:style>
    <style:style style:name="P10" style:family="paragraph">
      <style:paragraph-properties fo:margin-left="0cm" fo:margin-right="0cm" fo:text-align="center" fo:text-indent="0cm"/>
      <style:text-properties style:font-name="Times New Roman1" fo:font-size="9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9pt"/>
    </style:style>
    <style:style style:name="P13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style:font-name="Times New Roman1" fo:font-size="9pt" style:font-size-asian="18pt" style:font-size-complex="18pt"/>
    </style:style>
    <style:style style:name="T2" style:family="text">
      <style:text-properties style:font-name="Times New Roman1" fo:font-size="11pt" fo:font-style="italic" style:font-size-asian="18pt" style:font-size-complex="18pt"/>
    </style:style>
    <style:style style:name="T3" style:family="text">
      <style:text-properties style:font-name="Times New Roman1" fo:font-size="10pt" fo:font-style="italic" style:font-size-asian="18pt" style:font-size-complex="18pt"/>
    </style:style>
    <style:style style:name="T4" style:family="text">
      <style:text-properties style:font-name="Times New Roman1" fo:font-size="9pt" style:text-underline-style="solid" style:text-underline-width="auto" style:text-underline-color="font-color" style:font-size-asian="18pt" style:font-size-complex="18pt"/>
    </style:style>
    <style:style style:name="T5" style:family="text">
      <style:text-properties style:font-name="Times New Roman1" fo:font-size="9pt" fo:font-style="italic" style:font-size-asian="18pt" style:font-style-asian="italic" style:font-size-complex="18pt" style:font-style-complex="italic"/>
    </style:style>
    <style:style style:name="T6" style:family="text">
      <style:text-properties style:font-name="Times New Roman1" fo:font-size="9pt" fo:font-style="normal" style:font-size-asian="18pt" style:font-style-asian="normal" style:font-size-complex="18pt" style:font-style-complex="normal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line draw:style-name="gr1" draw:text-style-name="P1" draw:layer="layout" svg:x1="5.906cm" svg:y1="6.402cm" svg:x2="3.16cm" svg:y2="7.004cm">
          <text:p/>
        </draw:line>
        <draw:line draw:style-name="gr2" draw:text-style-name="P1" draw:layer="layout" svg:x1="1.942cm" svg:y1="3.75cm" svg:x2="2.396cm" svg:y2="2.071cm">
          <text:p/>
        </draw:line>
        <draw:line draw:style-name="gr1" draw:text-style-name="P1" draw:layer="layout" svg:x1="5.454cm" svg:y1="2.095cm" svg:x2="2.975cm" svg:y2="6.954cm">
          <text:p/>
        </draw:line>
        <draw:line draw:style-name="gr1" draw:text-style-name="P1" draw:layer="layout" svg:x1="5.949cm" svg:y1="2.033cm" svg:x2="7.957cm" svg:y2="3.632cm">
          <text:p/>
        </draw:line>
        <draw:line draw:style-name="gr1" draw:text-style-name="P1" draw:layer="layout" svg:x1="5.664cm" svg:y1="1.686cm" svg:x2="2.009cm" svg:y2="3.884cm">
          <text:p/>
        </draw:line>
        <draw:line draw:style-name="gr1" draw:text-style-name="P1" draw:layer="layout" svg:x1="5.206cm" svg:y1="1.736cm" svg:x2="2.73cm" svg:y2="1.8cm">
          <text:p/>
        </draw:line>
        <draw:frame draw:style-name="gr3" draw:text-style-name="P3" draw:layer="layout" svg:width="1.217cm" svg:height="0.603cm" svg:x="3.121cm" svg:y="1.295cm">
          <draw:text-box>
            <text:p text:style-name="P2"><text:span text:style-name="T1">8,033</text:span></text:p>
          </draw:text-box>
        </draw:frame>
        <draw:line draw:style-name="gr4" draw:text-style-name="P1" draw:layer="layout" svg:x1="5.726cm" svg:y1="1.785cm" svg:x2="6.086cm" svg:y2="5.913cm">
          <text:p/>
        </draw:line>
        <draw:line draw:style-name="gr1" draw:text-style-name="P1" draw:layer="layout" svg:x1="2.826cm" svg:y1="6.793cm" svg:x2="1.995cm" svg:y2="4.388cm">
          <text:p/>
        </draw:line>
        <draw:frame draw:style-name="gr3" draw:text-style-name="P3" draw:layer="layout" svg:width="1.217cm" svg:height="0.603cm" svg:x="1.516cm" svg:y="5.89cm">
          <draw:text-box>
            <text:p text:style-name="P2"><text:span text:style-name="T1">6,932</text:span></text:p>
          </draw:text-box>
        </draw:frame>
        <draw:line draw:style-name="gr1" draw:text-style-name="P1" draw:layer="layout" svg:x1="6.383cm" svg:y1="6.371cm" svg:x2="7.722cm" svg:y2="3.979cm">
          <text:p/>
        </draw:line>
        <draw:line draw:style-name="gr1" draw:text-style-name="P1" draw:layer="layout" svg:x1="7.586cm" svg:y1="3.756cm" svg:x2="2.107cm" svg:y2="3.992cm">
          <text:p/>
        </draw:line>
        <draw:line draw:style-name="gr1" draw:text-style-name="P1" draw:layer="layout" svg:x1="5.788cm" svg:y1="6.185cm" svg:x2="1.909cm" svg:y2="4.091cm">
          <text:p/>
        </draw:line>
        <draw:frame draw:style-name="gr3" draw:text-style-name="P3" draw:layer="layout" svg:width="1.217cm" svg:height="0.603cm" svg:x="1.2cm" svg:y="2.084cm">
          <draw:text-box>
            <text:p text:style-name="P2"><text:span text:style-name="T1">6,263</text:span></text:p>
          </draw:text-box>
        </draw:frame>
        <draw:line draw:style-name="gr1" draw:text-style-name="P1" draw:layer="layout" svg:x1="7.955cm" svg:y1="7.232cm" svg:x2="8.019cm" svg:y2="4.029cm">
          <text:p/>
        </draw:line>
        <draw:frame draw:style-name="gr3" draw:text-style-name="P3" draw:layer="layout" svg:width="1.217cm" svg:height="0.603cm" svg:x="7.83cm" svg:y="5.443cm">
          <draw:text-box>
            <text:p text:style-name="P2"><text:span text:style-name="T1">8,471</text:span></text:p>
          </draw:text-box>
        </draw:frame>
        <draw:line draw:style-name="gr1" draw:text-style-name="P1" draw:layer="layout" svg:x1="7.701cm" svg:y1="7.5cm" svg:x2="3.024cm" svg:y2="7.165cm">
          <text:p/>
        </draw:line>
        <draw:frame draw:style-name="gr3" draw:text-style-name="P3" draw:layer="layout" svg:width="1.217cm" svg:height="0.603cm" svg:x="4.454cm" svg:y="7.315cm">
          <draw:text-box>
            <text:p text:style-name="P2"><text:span text:style-name="T1">4,923</text:span></text:p>
          </draw:text-box>
        </draw:frame>
        <draw:frame draw:style-name="gr3" draw:text-style-name="P3" draw:layer="layout" svg:width="1.217cm" svg:height="0.603cm" svg:x="4.671cm" svg:y="4.145cm">
          <draw:text-box>
            <text:p text:style-name="P2"><text:span text:style-name="T1">8,824</text:span></text:p>
          </draw:text-box>
        </draw:frame>
        <draw:frame draw:style-name="gr3" draw:text-style-name="P3" draw:layer="layout" svg:width="1.217cm" svg:height="0.603cm" svg:x="4.153cm" svg:y="6.108cm">
          <draw:text-box>
            <text:p text:style-name="P2"><text:span text:style-name="T1">6,518</text:span></text:p>
          </draw:text-box>
        </draw:frame>
        <draw:frame draw:style-name="gr3" draw:text-style-name="P3" draw:layer="layout" svg:width="1.217cm" svg:height="0.603cm" svg:x="3.899cm" svg:y="2.78cm">
          <draw:text-box>
            <text:p text:style-name="P2"><text:span text:style-name="T1">6,183</text:span></text:p>
          </draw:text-box>
        </draw:frame>
        <draw:frame draw:style-name="gr3" draw:text-style-name="P3" draw:layer="layout" svg:width="1.217cm" svg:height="0.603cm" svg:x="2.96cm" svg:y="3.44cm">
          <draw:text-box>
            <text:p text:style-name="P2"><text:span text:style-name="T1">4,929</text:span></text:p>
          </draw:text-box>
        </draw:frame>
        <draw:frame draw:style-name="gr3" draw:text-style-name="P3" draw:layer="layout" svg:width="1.217cm" svg:height="0.603cm" svg:x="6.532cm" svg:y="5.631cm">
          <draw:text-box>
            <text:p text:style-name="P2"><text:span text:style-name="T1">5,566</text:span></text:p>
          </draw:text-box>
        </draw:frame>
        <draw:frame draw:style-name="gr3" draw:text-style-name="P3" draw:layer="layout" svg:width="1.217cm" svg:height="0.603cm" svg:x="6.704cm" svg:y="2.344cm">
          <draw:text-box>
            <text:p text:style-name="P2"><text:span text:style-name="T1">6,661</text:span></text:p>
          </draw:text-box>
        </draw:frame>
        <draw:frame draw:style-name="gr3" draw:text-style-name="P3" draw:layer="layout" svg:width="1.217cm" svg:height="0.603cm" svg:x="2.548cm" svg:y="4.105cm">
          <draw:text-box>
            <text:p text:style-name="P2"><text:span text:style-name="T1">741</text:span></text:p>
          </draw:text-box>
        </draw:frame>
        <draw:frame draw:style-name="gr3" draw:text-style-name="P3" draw:layer="layout" svg:width="1.217cm" svg:height="0.603cm" svg:x="3.009cm" svg:y="2.231cm">
          <draw:text-box>
            <text:p text:style-name="P2"><text:span text:style-name="T1">5,840</text:span></text:p>
          </draw:text-box>
        </draw:frame>
        <draw:frame draw:style-name="gr3" draw:text-style-name="P3" draw:layer="layout" svg:width="1.217cm" svg:height="0.603cm" svg:x="5.689cm" svg:y="2.644cm">
          <draw:text-box>
            <text:p text:style-name="P2"><text:span text:style-name="T1">4,417</text:span></text:p>
          </draw:text-box>
        </draw:frame>
        <draw:custom-shape draw:style-name="gr5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6" draw:text-style-name="P8" draw:layer="layout" svg:width="5.008cm" svg:height="2.144cm" draw:transform="rotate (-2.9550169565516) translate (8.16890808020716cm 5.98788548917379cm)" svg:viewBox="0 0 5009 2145" svg:d="M0 2145c2939 0 5009-2145 5009-2145">
          <text:p/>
        </draw:path>
        <draw:custom-shape draw:style-name="gr7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2" draw:style-name="dp1" draw:master-page-name="Default">
        <draw:line draw:style-name="gr1" draw:text-style-name="P1" draw:layer="layout" svg:x1="5.906cm" svg:y1="6.402cm" svg:x2="3.16cm" svg:y2="7.004cm">
          <text:p/>
        </draw:line>
        <draw:line draw:style-name="gr2" draw:text-style-name="P1" draw:layer="layout" svg:x1="1.942cm" svg:y1="3.75cm" svg:x2="2.396cm" svg:y2="2.071cm">
          <text:p/>
        </draw:line>
        <draw:line draw:style-name="gr1" draw:text-style-name="P1" draw:layer="layout" svg:x1="5.454cm" svg:y1="2.095cm" svg:x2="2.975cm" svg:y2="6.954cm">
          <text:p/>
        </draw:line>
        <draw:line draw:style-name="gr1" draw:text-style-name="P1" draw:layer="layout" svg:x1="5.949cm" svg:y1="2.033cm" svg:x2="7.957cm" svg:y2="3.632cm">
          <text:p/>
        </draw:line>
        <draw:line draw:style-name="gr1" draw:text-style-name="P1" draw:layer="layout" svg:x1="5.664cm" svg:y1="1.686cm" svg:x2="2.009cm" svg:y2="3.884cm">
          <text:p/>
        </draw:line>
        <draw:line draw:style-name="gr1" draw:text-style-name="P1" draw:layer="layout" svg:x1="5.206cm" svg:y1="1.736cm" svg:x2="2.73cm" svg:y2="1.8cm">
          <text:p/>
        </draw:line>
        <draw:frame draw:style-name="gr3" draw:text-style-name="P3" draw:layer="layout" svg:width="1.217cm" svg:height="0.603cm" svg:x="3.121cm" svg:y="1.295cm">
          <draw:text-box>
            <text:p text:style-name="P2"><text:span text:style-name="T1">8,033</text:span></text:p>
          </draw:text-box>
        </draw:frame>
        <draw:line draw:style-name="gr4" draw:text-style-name="P1" draw:layer="layout" svg:x1="5.726cm" svg:y1="1.785cm" svg:x2="6.086cm" svg:y2="5.913cm">
          <text:p/>
        </draw:line>
        <draw:line draw:style-name="gr1" draw:text-style-name="P1" draw:layer="layout" svg:x1="2.826cm" svg:y1="6.793cm" svg:x2="1.995cm" svg:y2="4.388cm">
          <text:p/>
        </draw:line>
        <draw:frame draw:style-name="gr3" draw:text-style-name="P3" draw:layer="layout" svg:width="1.217cm" svg:height="0.603cm" svg:x="1.516cm" svg:y="5.89cm">
          <draw:text-box>
            <text:p text:style-name="P2"><text:span text:style-name="T1">6,932</text:span></text:p>
          </draw:text-box>
        </draw:frame>
        <draw:line draw:style-name="gr1" draw:text-style-name="P1" draw:layer="layout" svg:x1="6.383cm" svg:y1="6.371cm" svg:x2="7.722cm" svg:y2="3.979cm">
          <text:p/>
        </draw:line>
        <draw:line draw:style-name="gr1" draw:text-style-name="P1" draw:layer="layout" svg:x1="7.586cm" svg:y1="3.756cm" svg:x2="2.107cm" svg:y2="3.992cm">
          <text:p/>
        </draw:line>
        <draw:line draw:style-name="gr1" draw:text-style-name="P1" draw:layer="layout" svg:x1="5.788cm" svg:y1="6.185cm" svg:x2="1.909cm" svg:y2="4.091cm">
          <text:p/>
        </draw:line>
        <draw:frame draw:style-name="gr3" draw:text-style-name="P3" draw:layer="layout" svg:width="1.217cm" svg:height="0.603cm" svg:x="1.2cm" svg:y="2.084cm">
          <draw:text-box>
            <text:p text:style-name="P2"><text:span text:style-name="T1">6,263</text:span></text:p>
          </draw:text-box>
        </draw:frame>
        <draw:line draw:style-name="gr1" draw:text-style-name="P1" draw:layer="layout" svg:x1="7.955cm" svg:y1="7.232cm" svg:x2="8.019cm" svg:y2="4.029cm">
          <text:p/>
        </draw:line>
        <draw:frame draw:style-name="gr3" draw:text-style-name="P3" draw:layer="layout" svg:width="1.217cm" svg:height="0.603cm" svg:x="7.83cm" svg:y="5.443cm">
          <draw:text-box>
            <text:p text:style-name="P2"><text:span text:style-name="T1">8,471</text:span></text:p>
          </draw:text-box>
        </draw:frame>
        <draw:line draw:style-name="gr1" draw:text-style-name="P1" draw:layer="layout" svg:x1="7.701cm" svg:y1="7.5cm" svg:x2="3.024cm" svg:y2="7.165cm">
          <text:p/>
        </draw:line>
        <draw:frame draw:style-name="gr3" draw:text-style-name="P3" draw:layer="layout" svg:width="1.217cm" svg:height="0.603cm" svg:x="4.454cm" svg:y="7.315cm">
          <draw:text-box>
            <text:p text:style-name="P2"><text:span text:style-name="T1">4,923</text:span></text:p>
          </draw:text-box>
        </draw:frame>
        <draw:frame draw:style-name="gr3" draw:text-style-name="P3" draw:layer="layout" svg:width="1.217cm" svg:height="0.603cm" svg:x="4.671cm" svg:y="4.145cm">
          <draw:text-box>
            <text:p text:style-name="P2"><text:span text:style-name="T1">8,824</text:span></text:p>
          </draw:text-box>
        </draw:frame>
        <draw:frame draw:style-name="gr3" draw:text-style-name="P3" draw:layer="layout" svg:width="1.217cm" svg:height="0.603cm" svg:x="4.153cm" svg:y="6.108cm">
          <draw:text-box>
            <text:p text:style-name="P2"><text:span text:style-name="T1">6,518</text:span></text:p>
          </draw:text-box>
        </draw:frame>
        <draw:frame draw:style-name="gr3" draw:text-style-name="P3" draw:layer="layout" svg:width="1.217cm" svg:height="0.603cm" svg:x="3.899cm" svg:y="2.78cm">
          <draw:text-box>
            <text:p text:style-name="P2"><text:span text:style-name="T1">6,183</text:span></text:p>
          </draw:text-box>
        </draw:frame>
        <draw:frame draw:style-name="gr3" draw:text-style-name="P3" draw:layer="layout" svg:width="1.217cm" svg:height="0.603cm" svg:x="2.96cm" svg:y="3.44cm">
          <draw:text-box>
            <text:p text:style-name="P2"><text:span text:style-name="T1">4,929</text:span></text:p>
          </draw:text-box>
        </draw:frame>
        <draw:frame draw:style-name="gr3" draw:text-style-name="P3" draw:layer="layout" svg:width="1.217cm" svg:height="0.603cm" svg:x="6.532cm" svg:y="5.631cm">
          <draw:text-box>
            <text:p text:style-name="P2"><text:span text:style-name="T1">5,566</text:span></text:p>
          </draw:text-box>
        </draw:frame>
        <draw:frame draw:style-name="gr3" draw:text-style-name="P3" draw:layer="layout" svg:width="1.217cm" svg:height="0.603cm" svg:x="6.704cm" svg:y="2.344cm">
          <draw:text-box>
            <text:p text:style-name="P2"><text:span text:style-name="T1">6,661</text:span></text:p>
          </draw:text-box>
        </draw:frame>
        <draw:frame draw:style-name="gr3" draw:text-style-name="P3" draw:layer="layout" svg:width="1.217cm" svg:height="0.603cm" svg:x="2.548cm" svg:y="4.105cm">
          <draw:text-box>
            <text:p text:style-name="P2"><text:span text:style-name="T1">741</text:span></text:p>
          </draw:text-box>
        </draw:frame>
        <draw:frame draw:style-name="gr3" draw:text-style-name="P3" draw:layer="layout" svg:width="1.217cm" svg:height="0.603cm" svg:x="3.009cm" svg:y="2.231cm">
          <draw:text-box>
            <text:p text:style-name="P2"><text:span text:style-name="T1">5,840</text:span></text:p>
          </draw:text-box>
        </draw:frame>
        <draw:frame draw:style-name="gr3" draw:text-style-name="P3" draw:layer="layout" svg:width="1.217cm" svg:height="0.603cm" svg:x="5.689cm" svg:y="2.644cm">
          <draw:text-box>
            <text:p text:style-name="P2"><text:span text:style-name="T1">4,417</text:span></text:p>
          </draw:text-box>
        </draw:frame>
        <draw:custom-shape draw:style-name="gr8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6" draw:text-style-name="P8" draw:layer="layout" svg:width="5.008cm" svg:height="2.144cm" draw:transform="rotate (-2.9550169565516) translate (8.16890808020716cm 5.98788548917379cm)" svg:viewBox="0 0 5009 2145" svg:d="M0 2145c2939 0 5009-2145 5009-2145">
          <text:p/>
        </draw:path>
        <draw:custom-shape draw:style-name="gr7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10" draw:layer="layout" svg:width="2.306cm" svg:height="1.292cm" svg:x="9.126cm" svg:y="1.965cm">
          <draw:text-box>
            <text:p text:style-name="P9"><text:span text:style-name="T4">Multimap</text:span><text:span text:style-name="T1">:</text:span></text:p>
            <text:p text:style-name="P9"><text:span text:style-name="T1">(6,263: </text:span><text:span text:style-name="T5">s-n02</text:span><text:span text:style-name="T1">)</text:span></text:p>
            <text:p text:style-name="P9"><text:span text:style-name="T1">(8,033: </text:span><text:span text:style-name="T5">s-n04</text:span><text:span text:style-name="T1">)</text:span></text:p>
          </draw:text-box>
        </draw:frame>
      </draw:page>
      <draw:page draw:name="page3" draw:style-name="dp1" draw:master-page-name="Default_5f_">
        <draw:line draw:style-name="gr1" draw:text-style-name="P1" draw:layer="layout" svg:x1="5.906cm" svg:y1="6.402cm" svg:x2="3.16cm" svg:y2="7.004cm">
          <text:p/>
        </draw:line>
        <draw:line draw:style-name="gr9" draw:text-style-name="P1" draw:layer="layout" svg:x1="1.942cm" svg:y1="3.75cm" svg:x2="2.396cm" svg:y2="2.071cm">
          <text:p/>
        </draw:line>
        <draw:line draw:style-name="gr1" draw:text-style-name="P1" draw:layer="layout" svg:x1="5.454cm" svg:y1="2.095cm" svg:x2="2.975cm" svg:y2="6.954cm">
          <text:p/>
        </draw:line>
        <draw:line draw:style-name="gr1" draw:text-style-name="P1" draw:layer="layout" svg:x1="5.949cm" svg:y1="2.033cm" svg:x2="7.957cm" svg:y2="3.632cm">
          <text:p/>
        </draw:line>
        <draw:line draw:style-name="gr1" draw:text-style-name="P1" draw:layer="layout" svg:x1="5.664cm" svg:y1="1.686cm" svg:x2="2.009cm" svg:y2="3.884cm">
          <text:p/>
        </draw:line>
        <draw:line draw:style-name="gr1" draw:text-style-name="P1" draw:layer="layout" svg:x1="5.206cm" svg:y1="1.736cm" svg:x2="2.73cm" svg:y2="1.8cm">
          <text:p/>
        </draw:line>
        <draw:frame draw:style-name="gr3" draw:text-style-name="P3" draw:layer="layout" svg:width="1.217cm" svg:height="0.603cm" svg:x="3.121cm" svg:y="1.295cm">
          <draw:text-box>
            <text:p text:style-name="P2"><text:span text:style-name="T1">8,033</text:span></text:p>
          </draw:text-box>
        </draw:frame>
        <draw:line draw:style-name="gr4" draw:text-style-name="P1" draw:layer="layout" svg:x1="5.726cm" svg:y1="1.785cm" svg:x2="6.086cm" svg:y2="5.913cm">
          <text:p/>
        </draw:line>
        <draw:line draw:style-name="gr1" draw:text-style-name="P1" draw:layer="layout" svg:x1="2.826cm" svg:y1="6.793cm" svg:x2="1.995cm" svg:y2="4.388cm">
          <text:p/>
        </draw:line>
        <draw:frame draw:style-name="gr3" draw:text-style-name="P3" draw:layer="layout" svg:width="1.217cm" svg:height="0.603cm" svg:x="1.516cm" svg:y="5.89cm">
          <draw:text-box>
            <text:p text:style-name="P2"><text:span text:style-name="T1">6,932</text:span></text:p>
          </draw:text-box>
        </draw:frame>
        <draw:line draw:style-name="gr1" draw:text-style-name="P1" draw:layer="layout" svg:x1="6.383cm" svg:y1="6.371cm" svg:x2="7.722cm" svg:y2="3.979cm">
          <text:p/>
        </draw:line>
        <draw:line draw:style-name="gr1" draw:text-style-name="P1" draw:layer="layout" svg:x1="7.586cm" svg:y1="3.756cm" svg:x2="2.107cm" svg:y2="3.992cm">
          <text:p/>
        </draw:line>
        <draw:line draw:style-name="gr1" draw:text-style-name="P1" draw:layer="layout" svg:x1="5.788cm" svg:y1="6.185cm" svg:x2="1.909cm" svg:y2="4.091cm">
          <text:p/>
        </draw:line>
        <draw:frame draw:style-name="gr3" draw:text-style-name="P3" draw:layer="layout" svg:width="1.217cm" svg:height="0.603cm" svg:x="1.2cm" svg:y="2.084cm">
          <draw:text-box>
            <text:p text:style-name="P2"><text:span text:style-name="T1">6,263</text:span></text:p>
          </draw:text-box>
        </draw:frame>
        <draw:line draw:style-name="gr1" draw:text-style-name="P1" draw:layer="layout" svg:x1="7.955cm" svg:y1="7.232cm" svg:x2="8.019cm" svg:y2="4.029cm">
          <text:p/>
        </draw:line>
        <draw:frame draw:style-name="gr3" draw:text-style-name="P3" draw:layer="layout" svg:width="1.217cm" svg:height="0.603cm" svg:x="7.83cm" svg:y="5.443cm">
          <draw:text-box>
            <text:p text:style-name="P2"><text:span text:style-name="T1">8,471</text:span></text:p>
          </draw:text-box>
        </draw:frame>
        <draw:line draw:style-name="gr1" draw:text-style-name="P1" draw:layer="layout" svg:x1="7.701cm" svg:y1="7.5cm" svg:x2="3.024cm" svg:y2="7.165cm">
          <text:p/>
        </draw:line>
        <draw:frame draw:style-name="gr3" draw:text-style-name="P3" draw:layer="layout" svg:width="1.217cm" svg:height="0.603cm" svg:x="4.454cm" svg:y="7.315cm">
          <draw:text-box>
            <text:p text:style-name="P2"><text:span text:style-name="T1">4,923</text:span></text:p>
          </draw:text-box>
        </draw:frame>
        <draw:frame draw:style-name="gr3" draw:text-style-name="P3" draw:layer="layout" svg:width="1.217cm" svg:height="0.603cm" svg:x="4.671cm" svg:y="4.145cm">
          <draw:text-box>
            <text:p text:style-name="P2"><text:span text:style-name="T1">8,824</text:span></text:p>
          </draw:text-box>
        </draw:frame>
        <draw:frame draw:style-name="gr3" draw:text-style-name="P3" draw:layer="layout" svg:width="1.217cm" svg:height="0.603cm" svg:x="4.153cm" svg:y="6.108cm">
          <draw:text-box>
            <text:p text:style-name="P2"><text:span text:style-name="T1">6,518</text:span></text:p>
          </draw:text-box>
        </draw:frame>
        <draw:frame draw:style-name="gr3" draw:text-style-name="P3" draw:layer="layout" svg:width="1.217cm" svg:height="0.603cm" svg:x="3.899cm" svg:y="2.78cm">
          <draw:text-box>
            <text:p text:style-name="P2"><text:span text:style-name="T1">6,183</text:span></text:p>
          </draw:text-box>
        </draw:frame>
        <draw:frame draw:style-name="gr3" draw:text-style-name="P3" draw:layer="layout" svg:width="1.217cm" svg:height="0.603cm" svg:x="2.96cm" svg:y="3.44cm">
          <draw:text-box>
            <text:p text:style-name="P2"><text:span text:style-name="T1">4,929</text:span></text:p>
          </draw:text-box>
        </draw:frame>
        <draw:frame draw:style-name="gr3" draw:text-style-name="P3" draw:layer="layout" svg:width="1.217cm" svg:height="0.603cm" svg:x="6.532cm" svg:y="5.631cm">
          <draw:text-box>
            <text:p text:style-name="P2"><text:span text:style-name="T1">5,566</text:span></text:p>
          </draw:text-box>
        </draw:frame>
        <draw:frame draw:style-name="gr3" draw:text-style-name="P3" draw:layer="layout" svg:width="1.217cm" svg:height="0.603cm" svg:x="6.704cm" svg:y="2.344cm">
          <draw:text-box>
            <text:p text:style-name="P2"><text:span text:style-name="T1">6,661</text:span></text:p>
          </draw:text-box>
        </draw:frame>
        <draw:frame draw:style-name="gr3" draw:text-style-name="P3" draw:layer="layout" svg:width="1.217cm" svg:height="0.603cm" svg:x="2.548cm" svg:y="4.105cm">
          <draw:text-box>
            <text:p text:style-name="P2"><text:span text:style-name="T1">741</text:span></text:p>
          </draw:text-box>
        </draw:frame>
        <draw:frame draw:style-name="gr3" draw:text-style-name="P3" draw:layer="layout" svg:width="1.217cm" svg:height="0.603cm" svg:x="3.009cm" svg:y="2.231cm">
          <draw:text-box>
            <text:p text:style-name="P2"><text:span text:style-name="T1">5,840</text:span></text:p>
          </draw:text-box>
        </draw:frame>
        <draw:frame draw:style-name="gr3" draw:text-style-name="P3" draw:layer="layout" svg:width="1.217cm" svg:height="0.603cm" svg:x="5.689cm" svg:y="2.644cm">
          <draw:text-box>
            <text:p text:style-name="P2"><text:span text:style-name="T1">4,417</text:span></text:p>
          </draw:text-box>
        </draw:frame>
        <draw:custom-shape draw:style-name="gr8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6" draw:text-style-name="P8" draw:layer="layout" svg:width="5.008cm" svg:height="2.144cm" draw:transform="rotate (-2.9550169565516) translate (8.16890808020716cm 5.98788548917379cm)" svg:viewBox="0 0 5009 2145" svg:d="M0 2145c2939 0 5009-2145 5009-2145">
          <text:p/>
        </draw:path>
        <draw:custom-shape draw:style-name="gr7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10" draw:layer="layout" svg:width="2.657cm" svg:height="1.986cm" svg:x="9.126cm" svg:y="1.965cm">
          <draw:text-box>
            <text:p text:style-name="P9"><text:span text:style-name="T4">Multimap</text:span><text:span text:style-name="T1">:</text:span></text:p>
            <text:p text:style-name="P11"><text:span text:style-name="T1">(741: </text:span><text:span text:style-name="T5">n02-n03</text:span><text:span text:style-name="T1">)</text:span></text:p>
            <text:p text:style-name="P11"><text:span text:style-name="T1">(4,929: </text:span><text:span text:style-name="T5">n02-n01</text:span><text:span text:style-name="T6">)</text:span></text:p>
            <text:p text:style-name="P9"><text:span text:style-name="T1">(5,840: </text:span><text:span text:style-name="T5">n02-n04</text:span><text:span text:style-name="T1">)</text:span></text:p>
            <text:p text:style-name="P9"><text:span text:style-name="T1">(6,932: </text:span><text:span text:style-name="T5">n02-n00</text:span><text:span text:style-name="T1">)</text:span></text:p>
          </draw:text-box>
        </draw:frame>
      </draw:page>
      <draw:page draw:name="page4" draw:style-name="dp1" draw:master-page-name="Default_5f__5f_">
        <draw:line draw:style-name="gr1" draw:text-style-name="P1" draw:layer="layout" svg:x1="5.906cm" svg:y1="6.402cm" svg:x2="3.16cm" svg:y2="7.004cm">
          <text:p/>
        </draw:line>
        <draw:line draw:style-name="gr9" draw:text-style-name="P1" draw:layer="layout" svg:x1="1.942cm" svg:y1="3.75cm" svg:x2="2.396cm" svg:y2="2.071cm">
          <text:p/>
        </draw:line>
        <draw:line draw:style-name="gr1" draw:text-style-name="P1" draw:layer="layout" svg:x1="5.454cm" svg:y1="2.095cm" svg:x2="2.975cm" svg:y2="6.954cm">
          <text:p/>
        </draw:line>
        <draw:line draw:style-name="gr1" draw:text-style-name="P1" draw:layer="layout" svg:x1="5.799cm" svg:y1="1.885cm" svg:x2="7.957cm" svg:y2="3.632cm">
          <text:p/>
        </draw:line>
        <draw:line draw:style-name="gr1" draw:text-style-name="P1" draw:layer="layout" svg:x1="5.664cm" svg:y1="1.686cm" svg:x2="2.009cm" svg:y2="3.884cm">
          <text:p/>
        </draw:line>
        <draw:line draw:style-name="gr1" draw:text-style-name="P1" draw:layer="layout" svg:x1="5.206cm" svg:y1="1.736cm" svg:x2="2.73cm" svg:y2="1.8cm">
          <text:p/>
        </draw:line>
        <draw:frame draw:style-name="gr3" draw:text-style-name="P3" draw:layer="layout" svg:width="1.217cm" svg:height="0.603cm" svg:x="3.121cm" svg:y="1.295cm">
          <draw:text-box>
            <text:p text:style-name="P2"><text:span text:style-name="T1">8,033</text:span></text:p>
          </draw:text-box>
        </draw:frame>
        <draw:line draw:style-name="gr4" draw:text-style-name="P1" draw:layer="layout" svg:x1="5.726cm" svg:y1="1.785cm" svg:x2="6.086cm" svg:y2="5.913cm">
          <text:p/>
        </draw:line>
        <draw:line draw:style-name="gr1" draw:text-style-name="P1" draw:layer="layout" svg:x1="2.826cm" svg:y1="6.793cm" svg:x2="1.995cm" svg:y2="4.388cm">
          <text:p/>
        </draw:line>
        <draw:frame draw:style-name="gr3" draw:text-style-name="P3" draw:layer="layout" svg:width="1.217cm" svg:height="0.603cm" svg:x="1.516cm" svg:y="5.89cm">
          <draw:text-box>
            <text:p text:style-name="P2"><text:span text:style-name="T1">6,932</text:span></text:p>
          </draw:text-box>
        </draw:frame>
        <draw:line draw:style-name="gr1" draw:text-style-name="P1" draw:layer="layout" svg:x1="6.383cm" svg:y1="6.371cm" svg:x2="7.722cm" svg:y2="3.979cm">
          <text:p/>
        </draw:line>
        <draw:line draw:style-name="gr1" draw:text-style-name="P1" draw:layer="layout" svg:x1="7.586cm" svg:y1="3.756cm" svg:x2="2.107cm" svg:y2="3.992cm">
          <text:p/>
        </draw:line>
        <draw:line draw:style-name="gr10" draw:text-style-name="P1" draw:layer="layout" svg:x1="5.788cm" svg:y1="6.185cm" svg:x2="1.909cm" svg:y2="4.091cm">
          <text:p/>
        </draw:line>
        <draw:frame draw:style-name="gr3" draw:text-style-name="P3" draw:layer="layout" svg:width="1.217cm" svg:height="0.603cm" svg:x="1.2cm" svg:y="2.084cm">
          <draw:text-box>
            <text:p text:style-name="P2"><text:span text:style-name="T1">6,263</text:span></text:p>
          </draw:text-box>
        </draw:frame>
        <draw:line draw:style-name="gr1" draw:text-style-name="P1" draw:layer="layout" svg:x1="7.955cm" svg:y1="7.232cm" svg:x2="8.019cm" svg:y2="4.029cm">
          <text:p/>
        </draw:line>
        <draw:frame draw:style-name="gr3" draw:text-style-name="P3" draw:layer="layout" svg:width="1.217cm" svg:height="0.603cm" svg:x="7.83cm" svg:y="5.443cm">
          <draw:text-box>
            <text:p text:style-name="P2"><text:span text:style-name="T1">8,471</text:span></text:p>
          </draw:text-box>
        </draw:frame>
        <draw:line draw:style-name="gr1" draw:text-style-name="P1" draw:layer="layout" svg:x1="7.701cm" svg:y1="7.5cm" svg:x2="3.024cm" svg:y2="7.165cm">
          <text:p/>
        </draw:line>
        <draw:frame draw:style-name="gr3" draw:text-style-name="P3" draw:layer="layout" svg:width="1.217cm" svg:height="0.603cm" svg:x="4.454cm" svg:y="7.315cm">
          <draw:text-box>
            <text:p text:style-name="P2"><text:span text:style-name="T1">4,923</text:span></text:p>
          </draw:text-box>
        </draw:frame>
        <draw:frame draw:style-name="gr3" draw:text-style-name="P3" draw:layer="layout" svg:width="1.217cm" svg:height="0.603cm" svg:x="4.671cm" svg:y="4.145cm">
          <draw:text-box>
            <text:p text:style-name="P2"><text:span text:style-name="T1">8,824</text:span></text:p>
          </draw:text-box>
        </draw:frame>
        <draw:frame draw:style-name="gr3" draw:text-style-name="P3" draw:layer="layout" svg:width="1.217cm" svg:height="0.603cm" svg:x="4.153cm" svg:y="6.108cm">
          <draw:text-box>
            <text:p text:style-name="P2"><text:span text:style-name="T1">6,518</text:span></text:p>
          </draw:text-box>
        </draw:frame>
        <draw:frame draw:style-name="gr3" draw:text-style-name="P3" draw:layer="layout" svg:width="1.217cm" svg:height="0.603cm" svg:x="3.899cm" svg:y="2.78cm">
          <draw:text-box>
            <text:p text:style-name="P2"><text:span text:style-name="T1">6,183</text:span></text:p>
          </draw:text-box>
        </draw:frame>
        <draw:frame draw:style-name="gr3" draw:text-style-name="P3" draw:layer="layout" svg:width="1.217cm" svg:height="0.603cm" svg:x="2.96cm" svg:y="3.44cm">
          <draw:text-box>
            <text:p text:style-name="P2"><text:span text:style-name="T1">4,929</text:span></text:p>
          </draw:text-box>
        </draw:frame>
        <draw:frame draw:style-name="gr3" draw:text-style-name="P3" draw:layer="layout" svg:width="1.217cm" svg:height="0.603cm" svg:x="6.532cm" svg:y="5.631cm">
          <draw:text-box>
            <text:p text:style-name="P2"><text:span text:style-name="T1">5,566</text:span></text:p>
          </draw:text-box>
        </draw:frame>
        <draw:frame draw:style-name="gr3" draw:text-style-name="P3" draw:layer="layout" svg:width="1.217cm" svg:height="0.603cm" svg:x="6.704cm" svg:y="2.344cm">
          <draw:text-box>
            <text:p text:style-name="P2"><text:span text:style-name="T1">6,661</text:span></text:p>
          </draw:text-box>
        </draw:frame>
        <draw:frame draw:style-name="gr3" draw:text-style-name="P3" draw:layer="layout" svg:width="1.217cm" svg:height="0.603cm" svg:x="2.548cm" svg:y="4.105cm">
          <draw:text-box>
            <text:p text:style-name="P2"><text:span text:style-name="T1">741</text:span></text:p>
          </draw:text-box>
        </draw:frame>
        <draw:frame draw:style-name="gr3" draw:text-style-name="P3" draw:layer="layout" svg:width="1.217cm" svg:height="0.603cm" svg:x="3.009cm" svg:y="2.231cm">
          <draw:text-box>
            <text:p text:style-name="P2"><text:span text:style-name="T1">5,840</text:span></text:p>
          </draw:text-box>
        </draw:frame>
        <draw:frame draw:style-name="gr3" draw:text-style-name="P3" draw:layer="layout" svg:width="1.217cm" svg:height="0.603cm" svg:x="5.689cm" svg:y="2.644cm">
          <draw:text-box>
            <text:p text:style-name="P2"><text:span text:style-name="T1">4,417</text:span></text:p>
          </draw:text-box>
        </draw:frame>
        <draw:custom-shape draw:style-name="gr8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6" draw:text-style-name="P8" draw:layer="layout" svg:width="5.008cm" svg:height="2.144cm" draw:transform="rotate (-2.9550169565516) translate (8.16890808020716cm 5.98788548917379cm)" svg:viewBox="0 0 5009 2145" svg:d="M0 2145c2939 0 5009-2145 5009-2145">
          <text:p/>
        </draw:path>
        <draw:custom-shape draw:style-name="gr7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10" draw:layer="layout" svg:width="2.657cm" svg:height="1.639cm" svg:x="9.126cm" svg:y="1.965cm">
          <draw:text-box>
            <text:p text:style-name="P12"><text:span text:style-name="T4">Multimap</text:span><text:span text:style-name="T1">:</text:span></text:p>
            <text:p text:style-name="P12"><text:span text:style-name="T1">(4,417: </text:span><text:span text:style-name="T5">n03-n04</text:span><text:span text:style-name="T1">)</text:span></text:p>
            <text:p text:style-name="P11"><text:span text:style-name="T1">(4,929: </text:span><text:span text:style-name="T5">n02-n01</text:span><text:span text:style-name="T6">)</text:span></text:p>
            <text:p text:style-name="P11"><text:span text:style-name="T1">(6,518: </text:span><text:span text:style-name="T5">n03-n00</text:span><text:span text:style-name="T1">)</text:span></text:p>
          </draw:text-box>
        </draw:frame>
      </draw:page>
      <draw:page draw:name="page5" draw:style-name="dp1" draw:master-page-name="Default_5f__5f__5f_">
        <draw:line draw:style-name="gr1" draw:text-style-name="P1" draw:layer="layout" svg:x1="5.906cm" svg:y1="6.402cm" svg:x2="3.16cm" svg:y2="7.004cm">
          <text:p/>
        </draw:line>
        <draw:line draw:style-name="gr9" draw:text-style-name="P1" draw:layer="layout" svg:x1="1.942cm" svg:y1="3.75cm" svg:x2="2.396cm" svg:y2="2.071cm">
          <text:p/>
        </draw:line>
        <draw:line draw:style-name="gr1" draw:text-style-name="P1" draw:layer="layout" svg:x1="5.454cm" svg:y1="2.095cm" svg:x2="2.975cm" svg:y2="6.954cm">
          <text:p/>
        </draw:line>
        <draw:line draw:style-name="gr1" draw:text-style-name="P1" draw:layer="layout" svg:x1="5.799cm" svg:y1="1.885cm" svg:x2="7.957cm" svg:y2="3.632cm">
          <text:p/>
        </draw:line>
        <draw:line draw:style-name="gr1" draw:text-style-name="P1" draw:layer="layout" svg:x1="5.664cm" svg:y1="1.686cm" svg:x2="2.009cm" svg:y2="3.884cm">
          <text:p/>
        </draw:line>
        <draw:line draw:style-name="gr1" draw:text-style-name="P1" draw:layer="layout" svg:x1="5.206cm" svg:y1="1.736cm" svg:x2="2.73cm" svg:y2="1.8cm">
          <text:p/>
        </draw:line>
        <draw:frame draw:style-name="gr3" draw:text-style-name="P3" draw:layer="layout" svg:width="1.217cm" svg:height="0.603cm" svg:x="3.121cm" svg:y="1.295cm">
          <draw:text-box>
            <text:p text:style-name="P2"><text:span text:style-name="T1">8,033</text:span></text:p>
          </draw:text-box>
        </draw:frame>
        <draw:line draw:style-name="gr11" draw:text-style-name="P1" draw:layer="layout" svg:x1="5.726cm" svg:y1="1.785cm" svg:x2="6.086cm" svg:y2="5.913cm">
          <text:p/>
        </draw:line>
        <draw:line draw:style-name="gr1" draw:text-style-name="P1" draw:layer="layout" svg:x1="2.826cm" svg:y1="6.793cm" svg:x2="1.995cm" svg:y2="4.388cm">
          <text:p/>
        </draw:line>
        <draw:frame draw:style-name="gr3" draw:text-style-name="P3" draw:layer="layout" svg:width="1.217cm" svg:height="0.603cm" svg:x="1.516cm" svg:y="5.89cm">
          <draw:text-box>
            <text:p text:style-name="P2"><text:span text:style-name="T1">6,932</text:span></text:p>
          </draw:text-box>
        </draw:frame>
        <draw:line draw:style-name="gr1" draw:text-style-name="P1" draw:layer="layout" svg:x1="6.383cm" svg:y1="6.371cm" svg:x2="7.722cm" svg:y2="3.979cm">
          <text:p/>
        </draw:line>
        <draw:line draw:style-name="gr1" draw:text-style-name="P1" draw:layer="layout" svg:x1="7.586cm" svg:y1="3.756cm" svg:x2="2.107cm" svg:y2="3.992cm">
          <text:p/>
        </draw:line>
        <draw:line draw:style-name="gr10" draw:text-style-name="P1" draw:layer="layout" svg:x1="5.788cm" svg:y1="6.185cm" svg:x2="1.909cm" svg:y2="4.091cm">
          <text:p/>
        </draw:line>
        <draw:frame draw:style-name="gr3" draw:text-style-name="P3" draw:layer="layout" svg:width="1.217cm" svg:height="0.603cm" svg:x="1.2cm" svg:y="2.084cm">
          <draw:text-box>
            <text:p text:style-name="P2"><text:span text:style-name="T1">6,263</text:span></text:p>
          </draw:text-box>
        </draw:frame>
        <draw:line draw:style-name="gr1" draw:text-style-name="P1" draw:layer="layout" svg:x1="7.955cm" svg:y1="7.232cm" svg:x2="8.019cm" svg:y2="4.029cm">
          <text:p/>
        </draw:line>
        <draw:frame draw:style-name="gr3" draw:text-style-name="P3" draw:layer="layout" svg:width="1.217cm" svg:height="0.603cm" svg:x="7.83cm" svg:y="5.443cm">
          <draw:text-box>
            <text:p text:style-name="P2"><text:span text:style-name="T1">8,471</text:span></text:p>
          </draw:text-box>
        </draw:frame>
        <draw:line draw:style-name="gr1" draw:text-style-name="P1" draw:layer="layout" svg:x1="7.701cm" svg:y1="7.5cm" svg:x2="3.024cm" svg:y2="7.165cm">
          <text:p/>
        </draw:line>
        <draw:frame draw:style-name="gr3" draw:text-style-name="P3" draw:layer="layout" svg:width="1.217cm" svg:height="0.603cm" svg:x="4.454cm" svg:y="7.315cm">
          <draw:text-box>
            <text:p text:style-name="P2"><text:span text:style-name="T1">4,923</text:span></text:p>
          </draw:text-box>
        </draw:frame>
        <draw:frame draw:style-name="gr3" draw:text-style-name="P3" draw:layer="layout" svg:width="1.217cm" svg:height="0.603cm" svg:x="4.671cm" svg:y="4.145cm">
          <draw:text-box>
            <text:p text:style-name="P2"><text:span text:style-name="T1">8,824</text:span></text:p>
          </draw:text-box>
        </draw:frame>
        <draw:frame draw:style-name="gr3" draw:text-style-name="P3" draw:layer="layout" svg:width="1.217cm" svg:height="0.603cm" svg:x="4.153cm" svg:y="6.108cm">
          <draw:text-box>
            <text:p text:style-name="P2"><text:span text:style-name="T1">6,518</text:span></text:p>
          </draw:text-box>
        </draw:frame>
        <draw:frame draw:style-name="gr3" draw:text-style-name="P3" draw:layer="layout" svg:width="1.217cm" svg:height="0.603cm" svg:x="3.899cm" svg:y="2.78cm">
          <draw:text-box>
            <text:p text:style-name="P2"><text:span text:style-name="T1">6,183</text:span></text:p>
          </draw:text-box>
        </draw:frame>
        <draw:frame draw:style-name="gr3" draw:text-style-name="P3" draw:layer="layout" svg:width="1.217cm" svg:height="0.603cm" svg:x="2.96cm" svg:y="3.44cm">
          <draw:text-box>
            <text:p text:style-name="P2"><text:span text:style-name="T1">4,929</text:span></text:p>
          </draw:text-box>
        </draw:frame>
        <draw:frame draw:style-name="gr3" draw:text-style-name="P3" draw:layer="layout" svg:width="1.217cm" svg:height="0.603cm" svg:x="6.532cm" svg:y="5.631cm">
          <draw:text-box>
            <text:p text:style-name="P2"><text:span text:style-name="T1">5,566</text:span></text:p>
          </draw:text-box>
        </draw:frame>
        <draw:frame draw:style-name="gr3" draw:text-style-name="P3" draw:layer="layout" svg:width="1.217cm" svg:height="0.603cm" svg:x="6.704cm" svg:y="2.344cm">
          <draw:text-box>
            <text:p text:style-name="P2"><text:span text:style-name="T1">6,661</text:span></text:p>
          </draw:text-box>
        </draw:frame>
        <draw:frame draw:style-name="gr3" draw:text-style-name="P3" draw:layer="layout" svg:width="1.217cm" svg:height="0.603cm" svg:x="2.548cm" svg:y="4.105cm">
          <draw:text-box>
            <text:p text:style-name="P2"><text:span text:style-name="T1">741</text:span></text:p>
          </draw:text-box>
        </draw:frame>
        <draw:frame draw:style-name="gr3" draw:text-style-name="P3" draw:layer="layout" svg:width="1.217cm" svg:height="0.603cm" svg:x="3.009cm" svg:y="2.231cm">
          <draw:text-box>
            <text:p text:style-name="P2"><text:span text:style-name="T1">5,840</text:span></text:p>
          </draw:text-box>
        </draw:frame>
        <draw:frame draw:style-name="gr3" draw:text-style-name="P3" draw:layer="layout" svg:width="1.217cm" svg:height="0.603cm" svg:x="5.689cm" svg:y="2.644cm">
          <draw:text-box>
            <text:p text:style-name="P2"><text:span text:style-name="T1">4,417</text:span></text:p>
          </draw:text-box>
        </draw:frame>
        <draw:custom-shape draw:style-name="gr8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6" draw:text-style-name="P8" draw:layer="layout" svg:width="5.008cm" svg:height="2.144cm" draw:transform="rotate (-2.9550169565516) translate (8.16890808020716cm 5.98788548917379cm)" svg:viewBox="0 0 5009 2145" svg:d="M0 2145c2939 0 5009-2145 5009-2145">
          <text:p/>
        </draw:path>
        <draw:custom-shape draw:style-name="gr7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10" draw:layer="layout" svg:width="2.657cm" svg:height="1.292cm" svg:x="9.126cm" svg:y="1.965cm">
          <draw:text-box>
            <text:p text:style-name="P12"><text:span text:style-name="T4">Multimap</text:span><text:span text:style-name="T1">:</text:span></text:p>
            <text:p text:style-name="P12"><text:span text:style-name="T1">(4,929: </text:span><text:span text:style-name="T5">n02-n01</text:span><text:span text:style-name="T6">)</text:span></text:p>
            <text:p text:style-name="P12"><text:span text:style-name="T1">(6,183: </text:span><text:span text:style-name="T5">n04-n00</text:span><text:span text:style-name="T1">)</text:span></text:p>
          </draw:text-box>
        </draw:frame>
      </draw:page>
      <draw:page draw:name="page6" draw:style-name="dp1" draw:master-page-name="Default_5f__5f__5f__5f_">
        <draw:line draw:style-name="gr1" draw:text-style-name="P1" draw:layer="layout" svg:x1="5.906cm" svg:y1="6.402cm" svg:x2="3.16cm" svg:y2="7.004cm">
          <text:p/>
        </draw:line>
        <draw:line draw:style-name="gr9" draw:text-style-name="P1" draw:layer="layout" svg:x1="1.942cm" svg:y1="3.75cm" svg:x2="2.396cm" svg:y2="2.071cm">
          <text:p/>
        </draw:line>
        <draw:line draw:style-name="gr1" draw:text-style-name="P1" draw:layer="layout" svg:x1="5.454cm" svg:y1="2.095cm" svg:x2="2.975cm" svg:y2="6.954cm">
          <text:p/>
        </draw:line>
        <draw:line draw:style-name="gr1" draw:text-style-name="P1" draw:layer="layout" svg:x1="5.799cm" svg:y1="1.885cm" svg:x2="7.957cm" svg:y2="3.632cm">
          <text:p/>
        </draw:line>
        <draw:line draw:style-name="gr1" draw:text-style-name="P1" draw:layer="layout" svg:x1="5.664cm" svg:y1="1.686cm" svg:x2="2.009cm" svg:y2="3.884cm">
          <text:p/>
        </draw:line>
        <draw:line draw:style-name="gr1" draw:text-style-name="P1" draw:layer="layout" svg:x1="5.206cm" svg:y1="1.736cm" svg:x2="2.73cm" svg:y2="1.8cm">
          <text:p/>
        </draw:line>
        <draw:frame draw:style-name="gr3" draw:text-style-name="P3" draw:layer="layout" svg:width="1.217cm" svg:height="0.603cm" svg:x="3.121cm" svg:y="1.295cm">
          <draw:text-box>
            <text:p text:style-name="P2"><text:span text:style-name="T1">8,033</text:span></text:p>
          </draw:text-box>
        </draw:frame>
        <draw:line draw:style-name="gr11" draw:text-style-name="P1" draw:layer="layout" svg:x1="5.726cm" svg:y1="1.785cm" svg:x2="6.086cm" svg:y2="5.913cm">
          <text:p/>
        </draw:line>
        <draw:line draw:style-name="gr1" draw:text-style-name="P1" draw:layer="layout" svg:x1="2.826cm" svg:y1="6.793cm" svg:x2="1.995cm" svg:y2="4.388cm">
          <text:p/>
        </draw:line>
        <draw:frame draw:style-name="gr3" draw:text-style-name="P3" draw:layer="layout" svg:width="1.217cm" svg:height="0.603cm" svg:x="1.516cm" svg:y="5.89cm">
          <draw:text-box>
            <text:p text:style-name="P2"><text:span text:style-name="T1">6,932</text:span></text:p>
          </draw:text-box>
        </draw:frame>
        <draw:line draw:style-name="gr1" draw:text-style-name="P1" draw:layer="layout" svg:x1="6.383cm" svg:y1="6.371cm" svg:x2="7.722cm" svg:y2="3.979cm">
          <text:p/>
        </draw:line>
        <draw:line draw:style-name="gr10" draw:text-style-name="P1" draw:layer="layout" svg:x1="7.586cm" svg:y1="3.756cm" svg:x2="2.107cm" svg:y2="3.992cm">
          <text:p/>
        </draw:line>
        <draw:line draw:style-name="gr10" draw:text-style-name="P1" draw:layer="layout" svg:x1="5.788cm" svg:y1="6.185cm" svg:x2="1.909cm" svg:y2="4.091cm">
          <text:p/>
        </draw:line>
        <draw:frame draw:style-name="gr3" draw:text-style-name="P3" draw:layer="layout" svg:width="1.217cm" svg:height="0.603cm" svg:x="1.2cm" svg:y="2.084cm">
          <draw:text-box>
            <text:p text:style-name="P2"><text:span text:style-name="T1">6,263</text:span></text:p>
          </draw:text-box>
        </draw:frame>
        <draw:line draw:style-name="gr1" draw:text-style-name="P1" draw:layer="layout" svg:x1="7.955cm" svg:y1="7.232cm" svg:x2="8.019cm" svg:y2="4.029cm">
          <text:p/>
        </draw:line>
        <draw:frame draw:style-name="gr3" draw:text-style-name="P3" draw:layer="layout" svg:width="1.217cm" svg:height="0.603cm" svg:x="7.83cm" svg:y="5.443cm">
          <draw:text-box>
            <text:p text:style-name="P2"><text:span text:style-name="T1">8,471</text:span></text:p>
          </draw:text-box>
        </draw:frame>
        <draw:line draw:style-name="gr1" draw:text-style-name="P1" draw:layer="layout" svg:x1="7.701cm" svg:y1="7.5cm" svg:x2="3.024cm" svg:y2="7.165cm">
          <text:p/>
        </draw:line>
        <draw:frame draw:style-name="gr3" draw:text-style-name="P3" draw:layer="layout" svg:width="1.217cm" svg:height="0.603cm" svg:x="4.454cm" svg:y="7.315cm">
          <draw:text-box>
            <text:p text:style-name="P2"><text:span text:style-name="T1">4,923</text:span></text:p>
          </draw:text-box>
        </draw:frame>
        <draw:frame draw:style-name="gr3" draw:text-style-name="P3" draw:layer="layout" svg:width="1.217cm" svg:height="0.603cm" svg:x="4.671cm" svg:y="4.145cm">
          <draw:text-box>
            <text:p text:style-name="P2"><text:span text:style-name="T1">8,824</text:span></text:p>
          </draw:text-box>
        </draw:frame>
        <draw:frame draw:style-name="gr3" draw:text-style-name="P3" draw:layer="layout" svg:width="1.217cm" svg:height="0.603cm" svg:x="4.153cm" svg:y="6.108cm">
          <draw:text-box>
            <text:p text:style-name="P2"><text:span text:style-name="T1">6,518</text:span></text:p>
          </draw:text-box>
        </draw:frame>
        <draw:frame draw:style-name="gr3" draw:text-style-name="P3" draw:layer="layout" svg:width="1.217cm" svg:height="0.603cm" svg:x="3.899cm" svg:y="2.78cm">
          <draw:text-box>
            <text:p text:style-name="P2"><text:span text:style-name="T1">6,183</text:span></text:p>
          </draw:text-box>
        </draw:frame>
        <draw:frame draw:style-name="gr3" draw:text-style-name="P3" draw:layer="layout" svg:width="1.217cm" svg:height="0.603cm" svg:x="2.96cm" svg:y="3.44cm">
          <draw:text-box>
            <text:p text:style-name="P2"><text:span text:style-name="T1">4,929</text:span></text:p>
          </draw:text-box>
        </draw:frame>
        <draw:frame draw:style-name="gr3" draw:text-style-name="P3" draw:layer="layout" svg:width="1.217cm" svg:height="0.603cm" svg:x="6.532cm" svg:y="5.631cm">
          <draw:text-box>
            <text:p text:style-name="P2"><text:span text:style-name="T1">5,566</text:span></text:p>
          </draw:text-box>
        </draw:frame>
        <draw:frame draw:style-name="gr3" draw:text-style-name="P3" draw:layer="layout" svg:width="1.217cm" svg:height="0.603cm" svg:x="6.704cm" svg:y="2.344cm">
          <draw:text-box>
            <text:p text:style-name="P2"><text:span text:style-name="T1">6,661</text:span></text:p>
          </draw:text-box>
        </draw:frame>
        <draw:frame draw:style-name="gr3" draw:text-style-name="P3" draw:layer="layout" svg:width="1.217cm" svg:height="0.603cm" svg:x="2.548cm" svg:y="4.105cm">
          <draw:text-box>
            <text:p text:style-name="P2"><text:span text:style-name="T1">741</text:span></text:p>
          </draw:text-box>
        </draw:frame>
        <draw:frame draw:style-name="gr3" draw:text-style-name="P3" draw:layer="layout" svg:width="1.217cm" svg:height="0.603cm" svg:x="3.009cm" svg:y="2.231cm">
          <draw:text-box>
            <text:p text:style-name="P2"><text:span text:style-name="T1">5,840</text:span></text:p>
          </draw:text-box>
        </draw:frame>
        <draw:frame draw:style-name="gr3" draw:text-style-name="P3" draw:layer="layout" svg:width="1.217cm" svg:height="0.603cm" svg:x="5.689cm" svg:y="2.644cm">
          <draw:text-box>
            <text:p text:style-name="P2"><text:span text:style-name="T1">4,417</text:span></text:p>
          </draw:text-box>
        </draw:frame>
        <draw:custom-shape draw:style-name="gr8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6" draw:text-style-name="P8" draw:layer="layout" svg:width="5.008cm" svg:height="2.144cm" draw:transform="rotate (-2.9550169565516) translate (8.16890808020716cm 5.98788548917379cm)" svg:viewBox="0 0 5009 2145" svg:d="M0 2145c2939 0 5009-2145 5009-2145">
          <text:p/>
        </draw:path>
        <draw:custom-shape draw:style-name="gr12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10" draw:layer="layout" svg:width="2.657cm" svg:height="1.292cm" svg:x="9.126cm" svg:y="1.965cm">
          <draw:text-box>
            <text:p text:style-name="P12"><text:span text:style-name="T4">Multimap</text:span><text:span text:style-name="T1">:</text:span></text:p>
            <text:p text:style-name="P11"><text:span text:style-name="T1">(6,183: </text:span><text:span text:style-name="T5">n04-n00</text:span><text:span text:style-name="T1">)</text:span></text:p>
            <text:p text:style-name="P11"><text:span text:style-name="T1">(8,471: </text:span><text:span text:style-name="T5">n01-t</text:span><text:span text:style-name="T1">)</text:span></text:p>
          </draw:text-box>
        </draw:frame>
      </draw:page>
      <draw:page draw:name="page7" draw:style-name="dp1" draw:master-page-name="Default_5f__5f__5f__5f__5f_">
        <draw:line draw:style-name="gr1" draw:text-style-name="P1" draw:layer="layout" svg:x1="5.906cm" svg:y1="6.402cm" svg:x2="3.16cm" svg:y2="7.004cm">
          <text:p/>
        </draw:line>
        <draw:line draw:style-name="gr9" draw:text-style-name="P1" draw:layer="layout" svg:x1="1.942cm" svg:y1="3.75cm" svg:x2="2.396cm" svg:y2="2.071cm">
          <text:p/>
        </draw:line>
        <draw:line draw:style-name="gr10" draw:text-style-name="P1" draw:layer="layout" svg:x1="5.454cm" svg:y1="2.095cm" svg:x2="2.975cm" svg:y2="6.954cm">
          <text:p/>
        </draw:line>
        <draw:line draw:style-name="gr1" draw:text-style-name="P1" draw:layer="layout" svg:x1="5.799cm" svg:y1="1.885cm" svg:x2="7.957cm" svg:y2="3.632cm">
          <text:p/>
        </draw:line>
        <draw:line draw:style-name="gr1" draw:text-style-name="P1" draw:layer="layout" svg:x1="5.664cm" svg:y1="1.686cm" svg:x2="2.009cm" svg:y2="3.884cm">
          <text:p/>
        </draw:line>
        <draw:line draw:style-name="gr1" draw:text-style-name="P1" draw:layer="layout" svg:x1="5.206cm" svg:y1="1.736cm" svg:x2="2.73cm" svg:y2="1.8cm">
          <text:p/>
        </draw:line>
        <draw:frame draw:style-name="gr3" draw:text-style-name="P3" draw:layer="layout" svg:width="1.217cm" svg:height="0.603cm" svg:x="3.121cm" svg:y="1.295cm">
          <draw:text-box>
            <text:p text:style-name="P2"><text:span text:style-name="T1">8,033</text:span></text:p>
          </draw:text-box>
        </draw:frame>
        <draw:line draw:style-name="gr11" draw:text-style-name="P1" draw:layer="layout" svg:x1="5.726cm" svg:y1="1.785cm" svg:x2="6.086cm" svg:y2="5.913cm">
          <text:p/>
        </draw:line>
        <draw:line draw:style-name="gr1" draw:text-style-name="P1" draw:layer="layout" svg:x1="2.826cm" svg:y1="6.793cm" svg:x2="1.995cm" svg:y2="4.388cm">
          <text:p/>
        </draw:line>
        <draw:frame draw:style-name="gr3" draw:text-style-name="P3" draw:layer="layout" svg:width="1.217cm" svg:height="0.603cm" svg:x="1.516cm" svg:y="5.89cm">
          <draw:text-box>
            <text:p text:style-name="P2"><text:span text:style-name="T1">6,932</text:span></text:p>
          </draw:text-box>
        </draw:frame>
        <draw:line draw:style-name="gr1" draw:text-style-name="P1" draw:layer="layout" svg:x1="6.383cm" svg:y1="6.371cm" svg:x2="7.722cm" svg:y2="3.979cm">
          <text:p/>
        </draw:line>
        <draw:line draw:style-name="gr10" draw:text-style-name="P1" draw:layer="layout" svg:x1="7.586cm" svg:y1="3.756cm" svg:x2="2.107cm" svg:y2="3.992cm">
          <text:p/>
        </draw:line>
        <draw:line draw:style-name="gr10" draw:text-style-name="P1" draw:layer="layout" svg:x1="5.788cm" svg:y1="6.185cm" svg:x2="1.909cm" svg:y2="4.091cm">
          <text:p/>
        </draw:line>
        <draw:frame draw:style-name="gr3" draw:text-style-name="P3" draw:layer="layout" svg:width="1.217cm" svg:height="0.603cm" svg:x="1.2cm" svg:y="2.084cm">
          <draw:text-box>
            <text:p text:style-name="P2"><text:span text:style-name="T1">6,263</text:span></text:p>
          </draw:text-box>
        </draw:frame>
        <draw:line draw:style-name="gr1" draw:text-style-name="P1" draw:layer="layout" svg:x1="7.955cm" svg:y1="7.232cm" svg:x2="8.019cm" svg:y2="4.029cm">
          <text:p/>
        </draw:line>
        <draw:frame draw:style-name="gr3" draw:text-style-name="P3" draw:layer="layout" svg:width="1.217cm" svg:height="0.603cm" svg:x="7.83cm" svg:y="5.443cm">
          <draw:text-box>
            <text:p text:style-name="P2"><text:span text:style-name="T1">8,471</text:span></text:p>
          </draw:text-box>
        </draw:frame>
        <draw:line draw:style-name="gr1" draw:text-style-name="P1" draw:layer="layout" svg:x1="7.701cm" svg:y1="7.5cm" svg:x2="3.024cm" svg:y2="7.165cm">
          <text:p/>
        </draw:line>
        <draw:frame draw:style-name="gr3" draw:text-style-name="P3" draw:layer="layout" svg:width="1.217cm" svg:height="0.603cm" svg:x="4.454cm" svg:y="7.315cm">
          <draw:text-box>
            <text:p text:style-name="P2"><text:span text:style-name="T1">4,923</text:span></text:p>
          </draw:text-box>
        </draw:frame>
        <draw:frame draw:style-name="gr3" draw:text-style-name="P3" draw:layer="layout" svg:width="1.217cm" svg:height="0.603cm" svg:x="4.671cm" svg:y="4.145cm">
          <draw:text-box>
            <text:p text:style-name="P2"><text:span text:style-name="T1">8,824</text:span></text:p>
          </draw:text-box>
        </draw:frame>
        <draw:frame draw:style-name="gr3" draw:text-style-name="P3" draw:layer="layout" svg:width="1.217cm" svg:height="0.603cm" svg:x="4.153cm" svg:y="6.108cm">
          <draw:text-box>
            <text:p text:style-name="P2"><text:span text:style-name="T1">6,518</text:span></text:p>
          </draw:text-box>
        </draw:frame>
        <draw:frame draw:style-name="gr3" draw:text-style-name="P3" draw:layer="layout" svg:width="1.217cm" svg:height="0.603cm" svg:x="3.899cm" svg:y="2.78cm">
          <draw:text-box>
            <text:p text:style-name="P2"><text:span text:style-name="T1">6,183</text:span></text:p>
          </draw:text-box>
        </draw:frame>
        <draw:frame draw:style-name="gr3" draw:text-style-name="P3" draw:layer="layout" svg:width="1.217cm" svg:height="0.603cm" svg:x="2.96cm" svg:y="3.44cm">
          <draw:text-box>
            <text:p text:style-name="P2"><text:span text:style-name="T1">4,929</text:span></text:p>
          </draw:text-box>
        </draw:frame>
        <draw:frame draw:style-name="gr3" draw:text-style-name="P3" draw:layer="layout" svg:width="1.217cm" svg:height="0.603cm" svg:x="6.532cm" svg:y="5.631cm">
          <draw:text-box>
            <text:p text:style-name="P2"><text:span text:style-name="T1">5,566</text:span></text:p>
          </draw:text-box>
        </draw:frame>
        <draw:frame draw:style-name="gr3" draw:text-style-name="P3" draw:layer="layout" svg:width="1.217cm" svg:height="0.603cm" svg:x="6.704cm" svg:y="2.344cm">
          <draw:text-box>
            <text:p text:style-name="P2"><text:span text:style-name="T1">6,661</text:span></text:p>
          </draw:text-box>
        </draw:frame>
        <draw:frame draw:style-name="gr3" draw:text-style-name="P3" draw:layer="layout" svg:width="1.217cm" svg:height="0.603cm" svg:x="2.548cm" svg:y="4.105cm">
          <draw:text-box>
            <text:p text:style-name="P2"><text:span text:style-name="T1">741</text:span></text:p>
          </draw:text-box>
        </draw:frame>
        <draw:frame draw:style-name="gr3" draw:text-style-name="P3" draw:layer="layout" svg:width="1.217cm" svg:height="0.603cm" svg:x="3.009cm" svg:y="2.231cm">
          <draw:text-box>
            <text:p text:style-name="P2"><text:span text:style-name="T1">5,840</text:span></text:p>
          </draw:text-box>
        </draw:frame>
        <draw:frame draw:style-name="gr3" draw:text-style-name="P3" draw:layer="layout" svg:width="1.217cm" svg:height="0.603cm" svg:x="5.689cm" svg:y="2.644cm">
          <draw:text-box>
            <text:p text:style-name="P2"><text:span text:style-name="T1">4,417</text:span></text:p>
          </draw:text-box>
        </draw:frame>
        <draw:custom-shape draw:style-name="gr8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6" draw:text-style-name="P8" draw:layer="layout" svg:width="5.008cm" svg:height="2.144cm" draw:transform="rotate (-2.9550169565516) translate (8.16890808020716cm 5.98788548917379cm)" svg:viewBox="0 0 5009 2145" svg:d="M0 2145c2939 0 5009-2145 5009-2145">
          <text:p/>
        </draw:path>
        <draw:custom-shape draw:style-name="gr12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10" draw:layer="layout" svg:width="2.272cm" svg:height="0.945cm" svg:x="9.126cm" svg:y="1.965cm">
          <draw:text-box>
            <text:p text:style-name="P12"><text:span text:style-name="T4">Multimap</text:span><text:span text:style-name="T1">:</text:span></text:p>
            <text:p text:style-name="P12"><text:span text:style-name="T1">(4,923: </text:span><text:span text:style-name="T5">n00-t</text:span><text:span text:style-name="T1">)</text:span></text:p>
          </draw:text-box>
        </draw:frame>
      </draw:page>
      <draw:page draw:name="page8" draw:style-name="dp1" draw:master-page-name="Default_5f__5f__5f__5f__5f__5f_">
        <draw:line draw:style-name="gr1" draw:text-style-name="P1" draw:layer="layout" svg:x1="5.906cm" svg:y1="6.402cm" svg:x2="3.16cm" svg:y2="7.004cm">
          <text:p/>
        </draw:line>
        <draw:line draw:style-name="gr9" draw:text-style-name="P1" draw:layer="layout" svg:x1="1.942cm" svg:y1="3.75cm" svg:x2="2.396cm" svg:y2="2.071cm">
          <text:p/>
        </draw:line>
        <draw:line draw:style-name="gr10" draw:text-style-name="P1" draw:layer="layout" svg:x1="5.454cm" svg:y1="2.095cm" svg:x2="2.975cm" svg:y2="6.954cm">
          <text:p/>
        </draw:line>
        <draw:line draw:style-name="gr1" draw:text-style-name="P1" draw:layer="layout" svg:x1="5.799cm" svg:y1="1.885cm" svg:x2="7.957cm" svg:y2="3.632cm">
          <text:p/>
        </draw:line>
        <draw:line draw:style-name="gr1" draw:text-style-name="P1" draw:layer="layout" svg:x1="5.664cm" svg:y1="1.686cm" svg:x2="2.009cm" svg:y2="3.884cm">
          <text:p/>
        </draw:line>
        <draw:line draw:style-name="gr1" draw:text-style-name="P1" draw:layer="layout" svg:x1="5.206cm" svg:y1="1.736cm" svg:x2="2.73cm" svg:y2="1.8cm">
          <text:p/>
        </draw:line>
        <draw:frame draw:style-name="gr3" draw:text-style-name="P3" draw:layer="layout" svg:width="1.217cm" svg:height="0.603cm" svg:x="3.121cm" svg:y="1.295cm">
          <draw:text-box>
            <text:p text:style-name="P2"><text:span text:style-name="T1">8,033</text:span></text:p>
          </draw:text-box>
        </draw:frame>
        <draw:line draw:style-name="gr11" draw:text-style-name="P1" draw:layer="layout" svg:x1="5.726cm" svg:y1="1.785cm" svg:x2="6.086cm" svg:y2="5.913cm">
          <text:p/>
        </draw:line>
        <draw:line draw:style-name="gr1" draw:text-style-name="P1" draw:layer="layout" svg:x1="2.826cm" svg:y1="6.793cm" svg:x2="1.995cm" svg:y2="4.388cm">
          <text:p/>
        </draw:line>
        <draw:frame draw:style-name="gr3" draw:text-style-name="P3" draw:layer="layout" svg:width="1.217cm" svg:height="0.603cm" svg:x="1.516cm" svg:y="5.89cm">
          <draw:text-box>
            <text:p text:style-name="P2"><text:span text:style-name="T1">6,932</text:span></text:p>
          </draw:text-box>
        </draw:frame>
        <draw:line draw:style-name="gr1" draw:text-style-name="P1" draw:layer="layout" svg:x1="6.383cm" svg:y1="6.371cm" svg:x2="7.722cm" svg:y2="3.979cm">
          <text:p/>
        </draw:line>
        <draw:line draw:style-name="gr10" draw:text-style-name="P1" draw:layer="layout" svg:x1="7.586cm" svg:y1="3.756cm" svg:x2="2.107cm" svg:y2="3.992cm">
          <text:p/>
        </draw:line>
        <draw:line draw:style-name="gr10" draw:text-style-name="P1" draw:layer="layout" svg:x1="5.788cm" svg:y1="6.185cm" svg:x2="1.909cm" svg:y2="4.091cm">
          <text:p/>
        </draw:line>
        <draw:frame draw:style-name="gr3" draw:text-style-name="P3" draw:layer="layout" svg:width="1.217cm" svg:height="0.603cm" svg:x="1.2cm" svg:y="2.084cm">
          <draw:text-box>
            <text:p text:style-name="P2"><text:span text:style-name="T1">6,263</text:span></text:p>
          </draw:text-box>
        </draw:frame>
        <draw:line draw:style-name="gr1" draw:text-style-name="P1" draw:layer="layout" svg:x1="7.955cm" svg:y1="7.232cm" svg:x2="8.019cm" svg:y2="4.029cm">
          <text:p/>
        </draw:line>
        <draw:frame draw:style-name="gr3" draw:text-style-name="P3" draw:layer="layout" svg:width="1.217cm" svg:height="0.603cm" svg:x="7.83cm" svg:y="5.443cm">
          <draw:text-box>
            <text:p text:style-name="P2"><text:span text:style-name="T1">8,471</text:span></text:p>
          </draw:text-box>
        </draw:frame>
        <draw:line draw:style-name="gr10" draw:text-style-name="P1" draw:layer="layout" svg:x1="7.701cm" svg:y1="7.5cm" svg:x2="3.024cm" svg:y2="7.165cm">
          <text:p/>
        </draw:line>
        <draw:frame draw:style-name="gr3" draw:text-style-name="P3" draw:layer="layout" svg:width="1.217cm" svg:height="0.603cm" svg:x="4.454cm" svg:y="7.315cm">
          <draw:text-box>
            <text:p text:style-name="P2"><text:span text:style-name="T1">4,923</text:span></text:p>
          </draw:text-box>
        </draw:frame>
        <draw:frame draw:style-name="gr3" draw:text-style-name="P3" draw:layer="layout" svg:width="1.217cm" svg:height="0.603cm" svg:x="4.671cm" svg:y="4.145cm">
          <draw:text-box>
            <text:p text:style-name="P2"><text:span text:style-name="T1">8,824</text:span></text:p>
          </draw:text-box>
        </draw:frame>
        <draw:frame draw:style-name="gr3" draw:text-style-name="P3" draw:layer="layout" svg:width="1.217cm" svg:height="0.603cm" svg:x="4.153cm" svg:y="6.108cm">
          <draw:text-box>
            <text:p text:style-name="P2"><text:span text:style-name="T1">6,518</text:span></text:p>
          </draw:text-box>
        </draw:frame>
        <draw:frame draw:style-name="gr3" draw:text-style-name="P3" draw:layer="layout" svg:width="1.217cm" svg:height="0.603cm" svg:x="3.899cm" svg:y="2.78cm">
          <draw:text-box>
            <text:p text:style-name="P2"><text:span text:style-name="T1">6,183</text:span></text:p>
          </draw:text-box>
        </draw:frame>
        <draw:frame draw:style-name="gr3" draw:text-style-name="P3" draw:layer="layout" svg:width="1.217cm" svg:height="0.603cm" svg:x="2.96cm" svg:y="3.44cm">
          <draw:text-box>
            <text:p text:style-name="P2"><text:span text:style-name="T1">4,929</text:span></text:p>
          </draw:text-box>
        </draw:frame>
        <draw:frame draw:style-name="gr3" draw:text-style-name="P3" draw:layer="layout" svg:width="1.217cm" svg:height="0.603cm" svg:x="6.532cm" svg:y="5.631cm">
          <draw:text-box>
            <text:p text:style-name="P2"><text:span text:style-name="T1">5,566</text:span></text:p>
          </draw:text-box>
        </draw:frame>
        <draw:frame draw:style-name="gr3" draw:text-style-name="P3" draw:layer="layout" svg:width="1.217cm" svg:height="0.603cm" svg:x="6.704cm" svg:y="2.344cm">
          <draw:text-box>
            <text:p text:style-name="P2"><text:span text:style-name="T1">6,661</text:span></text:p>
          </draw:text-box>
        </draw:frame>
        <draw:frame draw:style-name="gr3" draw:text-style-name="P3" draw:layer="layout" svg:width="1.217cm" svg:height="0.603cm" svg:x="2.548cm" svg:y="4.105cm">
          <draw:text-box>
            <text:p text:style-name="P2"><text:span text:style-name="T1">741</text:span></text:p>
          </draw:text-box>
        </draw:frame>
        <draw:frame draw:style-name="gr3" draw:text-style-name="P3" draw:layer="layout" svg:width="1.217cm" svg:height="0.603cm" svg:x="3.009cm" svg:y="2.231cm">
          <draw:text-box>
            <text:p text:style-name="P2"><text:span text:style-name="T1">5,840</text:span></text:p>
          </draw:text-box>
        </draw:frame>
        <draw:frame draw:style-name="gr3" draw:text-style-name="P3" draw:layer="layout" svg:width="1.217cm" svg:height="0.603cm" svg:x="5.689cm" svg:y="2.644cm">
          <draw:text-box>
            <text:p text:style-name="P2"><text:span text:style-name="T1">4,417</text:span></text:p>
          </draw:text-box>
        </draw:frame>
        <draw:custom-shape draw:style-name="gr8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6" draw:text-style-name="P8" draw:layer="layout" svg:width="5.008cm" svg:height="2.144cm" draw:transform="rotate (-2.9550169565516) translate (8.16890808020716cm 5.98788548917379cm)" svg:viewBox="0 0 5009 2145" svg:d="M0 2145c2939 0 5009-2145 5009-2145">
          <text:p/>
        </draw:path>
        <draw:custom-shape draw:style-name="gr12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10" draw:layer="layout" svg:width="1.844cm" svg:height="0.945cm" svg:x="9.126cm" svg:y="1.965cm">
          <draw:text-box>
            <text:p text:style-name="P12"><text:span text:style-name="T4">Multimap</text:span><text:span text:style-name="T1">:</text:span></text:p>
            <text:p text:style-name="P12"><text:span text:style-name="T1">(empty)</text:span></text:p>
          </draw:text-box>
        </draw:frame>
      </draw:page>
      <draw:page draw:name="page9" draw:style-name="dp1" draw:master-page-name="Default_5f__5f__5f__5f__5f__5f__5f_">
        <draw:line draw:style-name="gr9" draw:text-style-name="P1" draw:layer="layout" svg:x1="1.942cm" svg:y1="3.75cm" svg:x2="2.396cm" svg:y2="2.071cm">
          <text:p/>
        </draw:line>
        <draw:line draw:style-name="gr10" draw:text-style-name="P1" draw:layer="layout" svg:x1="5.454cm" svg:y1="2.095cm" svg:x2="2.975cm" svg:y2="6.954cm">
          <text:p/>
        </draw:line>
        <draw:line draw:style-name="gr11" draw:text-style-name="P1" draw:layer="layout" svg:x1="5.726cm" svg:y1="1.785cm" svg:x2="6.086cm" svg:y2="5.913cm">
          <text:p/>
        </draw:line>
        <draw:line draw:style-name="gr10" draw:text-style-name="P1" draw:layer="layout" svg:x1="7.586cm" svg:y1="3.756cm" svg:x2="2.107cm" svg:y2="3.992cm">
          <text:p/>
        </draw:line>
        <draw:line draw:style-name="gr10" draw:text-style-name="P1" draw:layer="layout" svg:x1="5.788cm" svg:y1="6.185cm" svg:x2="1.909cm" svg:y2="4.091cm">
          <text:p/>
        </draw:line>
        <draw:frame draw:style-name="gr3" draw:text-style-name="P3" draw:layer="layout" svg:width="1.217cm" svg:height="0.603cm" svg:x="1.2cm" svg:y="2.084cm">
          <draw:text-box>
            <text:p text:style-name="P2"><text:span text:style-name="T1">6,263</text:span></text:p>
          </draw:text-box>
        </draw:frame>
        <draw:line draw:style-name="gr10" draw:text-style-name="P1" draw:layer="layout" svg:x1="7.701cm" svg:y1="7.5cm" svg:x2="3.024cm" svg:y2="7.165cm">
          <text:p/>
        </draw:line>
        <draw:frame draw:style-name="gr3" draw:text-style-name="P3" draw:layer="layout" svg:width="1.217cm" svg:height="0.603cm" svg:x="4.454cm" svg:y="7.315cm">
          <draw:text-box>
            <text:p text:style-name="P2"><text:span text:style-name="T1">4,923</text:span></text:p>
          </draw:text-box>
        </draw:frame>
        <draw:frame draw:style-name="gr3" draw:text-style-name="P3" draw:layer="layout" svg:width="1.217cm" svg:height="0.603cm" svg:x="5.876cm" svg:y="4.8cm">
          <draw:text-box>
            <text:p text:style-name="P2"><text:span text:style-name="T1">8,824</text:span></text:p>
          </draw:text-box>
        </draw:frame>
        <draw:frame draw:style-name="gr3" draw:text-style-name="P3" draw:layer="layout" svg:width="1.217cm" svg:height="0.603cm" svg:x="3.899cm" svg:y="2.78cm">
          <draw:text-box>
            <text:p text:style-name="P2"><text:span text:style-name="T1">6,183</text:span></text:p>
          </draw:text-box>
        </draw:frame>
        <draw:frame draw:style-name="gr3" draw:text-style-name="P3" draw:layer="layout" svg:width="1.217cm" svg:height="0.603cm" svg:x="2.96cm" svg:y="3.44cm">
          <draw:text-box>
            <text:p text:style-name="P2"><text:span text:style-name="T1">4,929</text:span></text:p>
          </draw:text-box>
        </draw:frame>
        <draw:frame draw:style-name="gr13" draw:text-style-name="P3" draw:layer="layout" svg:width="1.217cm" svg:height="0.598cm" svg:x="2.431cm" svg:y="4.66cm">
          <draw:text-box>
            <text:p text:style-name="P2"><text:span text:style-name="T1">741</text:span></text:p>
          </draw:text-box>
        </draw:frame>
        <draw:frame draw:style-name="gr3" draw:text-style-name="P3" draw:layer="layout" svg:width="1.217cm" svg:height="0.603cm" svg:x="5.689cm" svg:y="2.644cm">
          <draw:text-box>
            <text:p text:style-name="P2"><text:span text:style-name="T1">4,417</text:span></text:p>
          </draw:text-box>
        </draw:frame>
        <draw:custom-shape draw:style-name="gr8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10" draw:layer="layout" svg:width="1.844cm" svg:height="0.945cm" svg:x="9.126cm" svg:y="1.965cm">
          <draw:text-box>
            <text:p text:style-name="P12"><text:span text:style-name="T4">Multimap</text:span><text:span text:style-name="T1">:</text:span></text:p>
            <text:p text:style-name="P12"><text:span text:style-name="T1">(empty)</text:span></text:p>
          </draw:text-box>
        </draw:frame>
      </draw:page>
      <draw:page draw:name="page10" draw:style-name="dp1" draw:master-page-name="Default_5f__5f__5f__5f__5f__5f__5f__5f_">
        <draw:custom-shape draw:style-name="gr14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6" draw:text-style-name="P13" draw:layer="layout" svg:width="2.865cm" svg:height="6.163cm" svg:x="9.254cm" svg:y="1.094cm">
          <draw:text-box>
            <text:p text:style-name="P11"><text:span text:style-name="T7">Sorted Edges</text:span><text:span text:style-name="T8">:</text:span></text:p>
            <text:p text:style-name="P11"><text:span text:style-name="T9">[</text:span><text:span text:style-name="T10">n02</text:span><text:span text:style-name="T9">-</text:span><text:span text:style-name="T10">n03</text:span><text:span text:style-name="T9">]: 741</text:span></text:p>
            <text:p text:style-name="P11"><text:span text:style-name="T9">[</text:span><text:span text:style-name="T10">n04-n03</text:span><text:span text:style-name="T9">]: 4417</text:span></text:p>
            <text:p text:style-name="P11"><text:span text:style-name="T9">[</text:span><text:span text:style-name="T10">n00-t</text:span><text:span text:style-name="T9">]: 4923</text:span></text:p>
            <text:p text:style-name="P11"><text:span text:style-name="T9">[</text:span><text:span text:style-name="T10">n02-n01</text:span><text:span text:style-name="T9">]: 4929</text:span></text:p>
            <text:p text:style-name="P11"><text:span text:style-name="T9">[</text:span><text:span text:style-name="T10">n03-n01</text:span><text:span text:style-name="T9">]: 5566</text:span></text:p>
            <text:p text:style-name="P11"><text:span text:style-name="T9">[</text:span><text:span text:style-name="T10">n04-n02</text:span><text:span text:style-name="T9">]: 5840</text:span></text:p>
            <text:p text:style-name="P11"><text:span text:style-name="T9">[</text:span><text:span text:style-name="T10">n00-n04</text:span><text:span text:style-name="T9">]: 6183</text:span></text:p>
            <text:p text:style-name="P11"><text:span text:style-name="T9">[</text:span><text:span text:style-name="T10">s-n02</text:span><text:span text:style-name="T9">]: 6263</text:span></text:p>
            <text:p text:style-name="P11"><text:span text:style-name="T9">[</text:span><text:span text:style-name="T10">n00-n03</text:span><text:span text:style-name="T9">]: 6518</text:span></text:p>
            <text:p text:style-name="P11"><text:span text:style-name="T9">[</text:span><text:span text:style-name="T10">n01-n04</text:span><text:span text:style-name="T9">]: 6661</text:span></text:p>
            <text:p text:style-name="P11"><text:span text:style-name="T9">[</text:span><text:span text:style-name="T10">n00-n02</text:span><text:span text:style-name="T9">]: 6932</text:span></text:p>
            <text:p text:style-name="P11"><text:span text:style-name="T9">[</text:span><text:span text:style-name="T10">s-n04</text:span><text:span text:style-name="T9">]: 8033</text:span></text:p>
            <text:p text:style-name="P11"><text:span text:style-name="T9">[</text:span><text:span text:style-name="T10">n01-t</text:span><text:span text:style-name="T9">]: 8471</text:span></text:p>
            <text:p text:style-name="P11"><text:span text:style-name="T9">[</text:span><text:span text:style-name="T10">n01-n00</text:span><text:span text:style-name="T9">]: 8824</text:span></text:p>
          </draw:text-box>
        </draw:frame>
      </draw:page>
      <draw:page draw:name="page11" draw:style-name="dp1" draw:master-page-name="Default_5f__5f__5f__5f__5f__5f__5f__5f__5f_">
        <draw:custom-shape draw:style-name="gr8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6" draw:text-style-name="P13" draw:layer="layout" svg:width="2.865cm" svg:height="6.163cm" svg:x="9.254cm" svg:y="1.094cm">
          <draw:text-box>
            <text:p text:style-name="P14"><text:span text:style-name="T7">Sorted Edges</text:span><text:span text:style-name="T8">:</text:span></text:p>
            <text:p text:style-name="P14"><text:span text:style-name="T9">[</text:span><text:span text:style-name="T10">n02</text:span><text:span text:style-name="T9">-</text:span><text:span text:style-name="T10">n03</text:span><text:span text:style-name="T9">]: 741</text:span></text:p>
            <text:p text:style-name="P14"><text:span text:style-name="T9">[</text:span><text:span text:style-name="T10">n04-n03</text:span><text:span text:style-name="T9">]: 4417</text:span></text:p>
            <text:p text:style-name="P14"><text:span text:style-name="T9">[</text:span><text:span text:style-name="T10">n00-t</text:span><text:span text:style-name="T9">]: 4923</text:span></text:p>
            <text:p text:style-name="P14"><text:span text:style-name="T9">[</text:span><text:span text:style-name="T10">n02-n01</text:span><text:span text:style-name="T9">]: 4929</text:span></text:p>
            <text:p text:style-name="P14"><text:span text:style-name="T9">[</text:span><text:span text:style-name="T10">n03-n01</text:span><text:span text:style-name="T9">]: 5566</text:span></text:p>
            <text:p text:style-name="P14"><text:span text:style-name="T9">[</text:span><text:span text:style-name="T10">n04-n02</text:span><text:span text:style-name="T9">]: 5840</text:span></text:p>
            <text:p text:style-name="P14"><text:span text:style-name="T9">[</text:span><text:span text:style-name="T10">n00-n04</text:span><text:span text:style-name="T9">]: 6183</text:span></text:p>
            <text:p text:style-name="P14"><text:span text:style-name="T9">[</text:span><text:span text:style-name="T10">s-n02</text:span><text:span text:style-name="T9">]: 6263</text:span></text:p>
            <text:p text:style-name="P14"><text:span text:style-name="T9">[</text:span><text:span text:style-name="T10">n00-n03</text:span><text:span text:style-name="T9">]: 6518</text:span></text:p>
            <text:p text:style-name="P14"><text:span text:style-name="T9">[</text:span><text:span text:style-name="T10">n01-n04</text:span><text:span text:style-name="T9">]: 6661</text:span></text:p>
            <text:p text:style-name="P14"><text:span text:style-name="T9">[</text:span><text:span text:style-name="T10">n00-n02</text:span><text:span text:style-name="T9">]: 6932</text:span></text:p>
            <text:p text:style-name="P14"><text:span text:style-name="T9">[</text:span><text:span text:style-name="T10">s-n04</text:span><text:span text:style-name="T9">]: 8033</text:span></text:p>
            <text:p text:style-name="P14"><text:span text:style-name="T9">[</text:span><text:span text:style-name="T10">n01-t</text:span><text:span text:style-name="T9">]: 8471</text:span></text:p>
            <text:p text:style-name="P14"><text:span text:style-name="T9">[</text:span><text:span text:style-name="T10">n01-n00</text:span><text:span text:style-name="T9">]: 8824</text:span></text:p>
          </draw:text-box>
        </draw:frame>
        <draw:line draw:style-name="gr1" draw:text-style-name="P1" draw:layer="layout" svg:x1="5.789cm" svg:y1="6.185cm" svg:x2="1.91cm" svg:y2="4.091cm">
          <text:p/>
        </draw:line>
        <draw:frame draw:style-name="gr13" draw:text-style-name="P3" draw:layer="layout" svg:width="1.217cm" svg:height="0.598cm" svg:x="2.432cm" svg:y="4.66cm">
          <draw:text-box>
            <text:p text:style-name="P2"><text:span text:style-name="T1">741</text:span></text:p>
          </draw:text-box>
        </draw:frame>
        <draw:custom-shape draw:style-name="gr8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7" draw:text-style-name="P11" draw:layer="layout" svg:x1="12.764cm" svg:y1="1.898cm" svg:x2="11.796cm" svg:y2="1.885cm">
          <text:p/>
        </draw:line>
      </draw:page>
      <draw:page draw:name="page12" draw:style-name="dp1" draw:master-page-name="Default_5f__5f__5f__5f__5f__5f__5f__5f__5f__5f_">
        <draw:custom-shape draw:style-name="gr8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6" draw:text-style-name="P13" draw:layer="layout" svg:width="2.865cm" svg:height="6.163cm" svg:x="9.254cm" svg:y="1.094cm">
          <draw:text-box>
            <text:p text:style-name="P14"><text:span text:style-name="T7">Sorted Edges</text:span><text:span text:style-name="T8">:</text:span></text:p>
            <text:p text:style-name="P14"><text:span text:style-name="T9">[</text:span><text:span text:style-name="T10">n02</text:span><text:span text:style-name="T9">-</text:span><text:span text:style-name="T10">n03</text:span><text:span text:style-name="T9">]: 741</text:span></text:p>
            <text:p text:style-name="P14"><text:span text:style-name="T9">[</text:span><text:span text:style-name="T10">n04-n03</text:span><text:span text:style-name="T9">]: 4417</text:span></text:p>
            <text:p text:style-name="P14"><text:span text:style-name="T9">[</text:span><text:span text:style-name="T10">n00-t</text:span><text:span text:style-name="T9">]: 4923</text:span></text:p>
            <text:p text:style-name="P14"><text:span text:style-name="T9">[</text:span><text:span text:style-name="T10">n02-n01</text:span><text:span text:style-name="T9">]: 4929</text:span></text:p>
            <text:p text:style-name="P14"><text:span text:style-name="T9">[</text:span><text:span text:style-name="T10">n03-n01</text:span><text:span text:style-name="T9">]: 5566</text:span></text:p>
            <text:p text:style-name="P14"><text:span text:style-name="T9">[</text:span><text:span text:style-name="T10">n04-n02</text:span><text:span text:style-name="T9">]: 5840</text:span></text:p>
            <text:p text:style-name="P14"><text:span text:style-name="T9">[</text:span><text:span text:style-name="T10">n00-n04</text:span><text:span text:style-name="T9">]: 6183</text:span></text:p>
            <text:p text:style-name="P14"><text:span text:style-name="T9">[</text:span><text:span text:style-name="T10">s-n02</text:span><text:span text:style-name="T9">]: 6263</text:span></text:p>
            <text:p text:style-name="P14"><text:span text:style-name="T9">[</text:span><text:span text:style-name="T10">n00-n03</text:span><text:span text:style-name="T9">]: 6518</text:span></text:p>
            <text:p text:style-name="P14"><text:span text:style-name="T9">[</text:span><text:span text:style-name="T10">n01-n04</text:span><text:span text:style-name="T9">]: 6661</text:span></text:p>
            <text:p text:style-name="P14"><text:span text:style-name="T9">[</text:span><text:span text:style-name="T10">n00-n02</text:span><text:span text:style-name="T9">]: 6932</text:span></text:p>
            <text:p text:style-name="P14"><text:span text:style-name="T9">[</text:span><text:span text:style-name="T10">s-n04</text:span><text:span text:style-name="T9">]: 8033</text:span></text:p>
            <text:p text:style-name="P14"><text:span text:style-name="T9">[</text:span><text:span text:style-name="T10">n01-t</text:span><text:span text:style-name="T9">]: 8471</text:span></text:p>
            <text:p text:style-name="P14"><text:span text:style-name="T9">[</text:span><text:span text:style-name="T10">n01-n00</text:span><text:span text:style-name="T9">]: 8824</text:span></text:p>
          </draw:text-box>
        </draw:frame>
        <draw:line draw:style-name="gr1" draw:text-style-name="P1" draw:layer="layout" svg:x1="5.789cm" svg:y1="6.185cm" svg:x2="1.91cm" svg:y2="4.091cm">
          <text:p/>
        </draw:line>
        <draw:frame draw:style-name="gr13" draw:text-style-name="P3" draw:layer="layout" svg:width="1.217cm" svg:height="0.598cm" svg:x="2.432cm" svg:y="4.66cm">
          <draw:text-box>
            <text:p text:style-name="P2"><text:span text:style-name="T1">741</text:span></text:p>
          </draw:text-box>
        </draw:frame>
        <draw:custom-shape draw:style-name="gr8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7" draw:text-style-name="P11" draw:layer="layout" svg:x1="12.764cm" svg:y1="2.698cm" svg:x2="11.796cm" svg:y2="2.685cm">
          <text:p/>
        </draw:line>
        <draw:line draw:style-name="gr4" draw:text-style-name="P1" draw:layer="layout" svg:x1="5.727cm" svg:y1="1.773cm" svg:x2="6.087cm" svg:y2="5.901cm">
          <text:p/>
        </draw:line>
        <draw:line draw:style-name="gr1" draw:text-style-name="P1" draw:layer="layout" svg:x1="7.702cm" svg:y1="7.488cm" svg:x2="3.025cm" svg:y2="7.153cm">
          <text:p/>
        </draw:line>
        <draw:frame draw:style-name="gr3" draw:text-style-name="P3" draw:layer="layout" svg:width="1.217cm" svg:height="0.603cm" svg:x="4.455cm" svg:y="7.303cm">
          <draw:text-box>
            <text:p text:style-name="P2"><text:span text:style-name="T1">4,923</text:span></text:p>
          </draw:text-box>
        </draw:frame>
        <draw:frame draw:style-name="gr3" draw:text-style-name="P3" draw:layer="layout" svg:width="1.217cm" svg:height="0.603cm" svg:x="5.69cm" svg:y="2.632cm">
          <draw:text-box>
            <text:p text:style-name="P2"><text:span text:style-name="T1">4,417</text:span></text:p>
          </draw:text-box>
        </draw:frame>
        <draw:custom-shape draw:style-name="gr8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13" draw:style-name="dp1" draw:master-page-name="Default_5f__5f__5f__5f__5f__5f__5f__5f__5f__5f__5f_">
        <draw:custom-shape draw:style-name="gr8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6" draw:text-style-name="P13" draw:layer="layout" svg:width="2.865cm" svg:height="6.163cm" svg:x="9.254cm" svg:y="1.094cm">
          <draw:text-box>
            <text:p text:style-name="P14"><text:span text:style-name="T7">Sorted Edges</text:span><text:span text:style-name="T8">:</text:span></text:p>
            <text:p text:style-name="P14"><text:span text:style-name="T9">[</text:span><text:span text:style-name="T10">n02</text:span><text:span text:style-name="T9">-</text:span><text:span text:style-name="T10">n03</text:span><text:span text:style-name="T9">]: 741</text:span></text:p>
            <text:p text:style-name="P14"><text:span text:style-name="T9">[</text:span><text:span text:style-name="T10">n04-n03</text:span><text:span text:style-name="T9">]: 4417</text:span></text:p>
            <text:p text:style-name="P14"><text:span text:style-name="T9">[</text:span><text:span text:style-name="T10">n00-t</text:span><text:span text:style-name="T9">]: 4923</text:span></text:p>
            <text:p text:style-name="P14"><text:span text:style-name="T9">[</text:span><text:span text:style-name="T10">n02-n01</text:span><text:span text:style-name="T9">]: 4929</text:span></text:p>
            <text:p text:style-name="P14"><text:span text:style-name="T9">[</text:span><text:span text:style-name="T10">n03-n01</text:span><text:span text:style-name="T9">]: 5566</text:span></text:p>
            <text:p text:style-name="P14"><text:span text:style-name="T9">[</text:span><text:span text:style-name="T10">n04-n02</text:span><text:span text:style-name="T9">]: 5840</text:span></text:p>
            <text:p text:style-name="P14"><text:span text:style-name="T9">[</text:span><text:span text:style-name="T10">n00-n04</text:span><text:span text:style-name="T9">]: 6183</text:span></text:p>
            <text:p text:style-name="P14"><text:span text:style-name="T9">[</text:span><text:span text:style-name="T10">s-n02</text:span><text:span text:style-name="T9">]: 6263</text:span></text:p>
            <text:p text:style-name="P14"><text:span text:style-name="T9">[</text:span><text:span text:style-name="T10">n00-n03</text:span><text:span text:style-name="T9">]: 6518</text:span></text:p>
            <text:p text:style-name="P14"><text:span text:style-name="T9">[</text:span><text:span text:style-name="T10">n01-n04</text:span><text:span text:style-name="T9">]: 6661</text:span></text:p>
            <text:p text:style-name="P14"><text:span text:style-name="T9">[</text:span><text:span text:style-name="T10">n00-n02</text:span><text:span text:style-name="T9">]: 6932</text:span></text:p>
            <text:p text:style-name="P14"><text:span text:style-name="T9">[</text:span><text:span text:style-name="T10">s-n04</text:span><text:span text:style-name="T9">]: 8033</text:span></text:p>
            <text:p text:style-name="P14"><text:span text:style-name="T9">[</text:span><text:span text:style-name="T10">n01-t</text:span><text:span text:style-name="T9">]: 8471</text:span></text:p>
            <text:p text:style-name="P14"><text:span text:style-name="T9">[</text:span><text:span text:style-name="T10">n01-n00</text:span><text:span text:style-name="T9">]: 8824</text:span></text:p>
          </draw:text-box>
        </draw:frame>
        <draw:line draw:style-name="gr1" draw:text-style-name="P1" draw:layer="layout" svg:x1="5.789cm" svg:y1="6.185cm" svg:x2="1.91cm" svg:y2="4.091cm">
          <text:p/>
        </draw:line>
        <draw:frame draw:style-name="gr13" draw:text-style-name="P3" draw:layer="layout" svg:width="1.217cm" svg:height="0.598cm" svg:x="2.432cm" svg:y="4.66cm">
          <draw:text-box>
            <text:p text:style-name="P2"><text:span text:style-name="T1">741</text:span></text:p>
          </draw:text-box>
        </draw:frame>
        <draw:custom-shape draw:style-name="gr8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7" draw:text-style-name="P11" draw:layer="layout" svg:x1="12.864cm" svg:y1="3.498cm" svg:x2="11.896cm" svg:y2="3.485cm">
          <text:p/>
        </draw:line>
        <draw:line draw:style-name="gr4" draw:text-style-name="P1" draw:layer="layout" svg:x1="5.727cm" svg:y1="1.773cm" svg:x2="6.087cm" svg:y2="5.901cm">
          <text:p/>
        </draw:line>
        <draw:line draw:style-name="gr1" draw:text-style-name="P1" draw:layer="layout" svg:x1="7.702cm" svg:y1="7.488cm" svg:x2="3.025cm" svg:y2="7.153cm">
          <text:p/>
        </draw:line>
        <draw:frame draw:style-name="gr3" draw:text-style-name="P3" draw:layer="layout" svg:width="1.217cm" svg:height="0.603cm" svg:x="4.455cm" svg:y="7.303cm">
          <draw:text-box>
            <text:p text:style-name="P2"><text:span text:style-name="T1">4,923</text:span></text:p>
          </draw:text-box>
        </draw:frame>
        <draw:frame draw:style-name="gr3" draw:text-style-name="P3" draw:layer="layout" svg:width="1.217cm" svg:height="0.603cm" svg:x="5.69cm" svg:y="2.632cm">
          <draw:text-box>
            <text:p text:style-name="P2"><text:span text:style-name="T1">4,417</text:span></text:p>
          </draw:text-box>
        </draw:frame>
        <draw:custom-shape draw:style-name="gr8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7.587cm" svg:y1="3.757cm" svg:x2="2.108cm" svg:y2="3.993cm">
          <text:p/>
        </draw:line>
        <draw:frame draw:style-name="gr3" draw:text-style-name="P3" draw:layer="layout" svg:width="1.217cm" svg:height="0.603cm" svg:x="2.961cm" svg:y="3.441cm">
          <draw:text-box>
            <text:p text:style-name="P2"><text:span text:style-name="T1">4,929</text:span></text:p>
          </draw:text-box>
        </draw:frame>
        <draw:custom-shape draw:style-name="gr8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14" draw:style-name="dp1" draw:master-page-name="Default_5f__5f__5f__5f__5f__5f__5f__5f__5f__5f__5f__5f_">
        <draw:custom-shape draw:style-name="gr8" draw:text-style-name="P5" draw:layer="Layout" svg:width="0.737cm" svg:height="0.737cm" svg:x="2.055cm" svg:y="1.335cm">
          <text:p text:style-name="P4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7" draw:layer="Layout" svg:width="0.737cm" svg:height="0.737cm" svg:x="7.618cm" svg:y="3.45cm">
          <text:p text:style-name="P6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6" draw:text-style-name="P13" draw:layer="layout" svg:width="2.865cm" svg:height="6.163cm" svg:x="9.254cm" svg:y="1.094cm">
          <draw:text-box>
            <text:p text:style-name="P14"><text:span text:style-name="T7">Sorted Edges</text:span><text:span text:style-name="T8">:</text:span></text:p>
            <text:p text:style-name="P14"><text:span text:style-name="T9">[</text:span><text:span text:style-name="T10">n02</text:span><text:span text:style-name="T9">-</text:span><text:span text:style-name="T10">n03</text:span><text:span text:style-name="T9">]: 741</text:span></text:p>
            <text:p text:style-name="P14"><text:span text:style-name="T9">[</text:span><text:span text:style-name="T10">n04-n03</text:span><text:span text:style-name="T9">]: 4417</text:span></text:p>
            <text:p text:style-name="P14"><text:span text:style-name="T9">[</text:span><text:span text:style-name="T10">n00-t</text:span><text:span text:style-name="T9">]: 4923</text:span></text:p>
            <text:p text:style-name="P14"><text:span text:style-name="T9">[</text:span><text:span text:style-name="T10">n02-n01</text:span><text:span text:style-name="T9">]: 4929</text:span></text:p>
            <text:p text:style-name="P14"><text:span text:style-name="T9">[</text:span><text:span text:style-name="T10">n03-n01</text:span><text:span text:style-name="T9">]: 5566</text:span></text:p>
            <text:p text:style-name="P14"><text:span text:style-name="T9">[</text:span><text:span text:style-name="T10">n04-n02</text:span><text:span text:style-name="T9">]: 5840</text:span></text:p>
            <text:p text:style-name="P14"><text:span text:style-name="T9">[</text:span><text:span text:style-name="T10">n00-n04</text:span><text:span text:style-name="T9">]: 6183</text:span></text:p>
            <text:p text:style-name="P14"><text:span text:style-name="T9">[</text:span><text:span text:style-name="T10">s-n02</text:span><text:span text:style-name="T9">]: 6263</text:span></text:p>
            <text:p text:style-name="P14"><text:span text:style-name="T9">[</text:span><text:span text:style-name="T10">n00-n03</text:span><text:span text:style-name="T9">]: 6518</text:span></text:p>
            <text:p text:style-name="P14"><text:span text:style-name="T9">[</text:span><text:span text:style-name="T10">n01-n04</text:span><text:span text:style-name="T9">]: 6661</text:span></text:p>
            <text:p text:style-name="P14"><text:span text:style-name="T9">[</text:span><text:span text:style-name="T10">n00-n02</text:span><text:span text:style-name="T9">]: 6932</text:span></text:p>
            <text:p text:style-name="P14"><text:span text:style-name="T9">[</text:span><text:span text:style-name="T10">s-n04</text:span><text:span text:style-name="T9">]: 8033</text:span></text:p>
            <text:p text:style-name="P14"><text:span text:style-name="T9">[</text:span><text:span text:style-name="T10">n01-t</text:span><text:span text:style-name="T9">]: 8471</text:span></text:p>
            <text:p text:style-name="P14"><text:span text:style-name="T9">[</text:span><text:span text:style-name="T10">n01-n00</text:span><text:span text:style-name="T9">]: 8824</text:span></text:p>
          </draw:text-box>
        </draw:frame>
        <draw:line draw:style-name="gr1" draw:text-style-name="P1" draw:layer="layout" svg:x1="5.789cm" svg:y1="6.185cm" svg:x2="1.91cm" svg:y2="4.091cm">
          <text:p/>
        </draw:line>
        <draw:frame draw:style-name="gr13" draw:text-style-name="P3" draw:layer="layout" svg:width="1.217cm" svg:height="0.598cm" svg:x="2.432cm" svg:y="4.66cm">
          <draw:text-box>
            <text:p text:style-name="P2"><text:span text:style-name="T1">741</text:span></text:p>
          </draw:text-box>
        </draw:frame>
        <draw:custom-shape draw:style-name="gr8" draw:text-style-name="P7" draw:layer="Layout" svg:width="0.737cm" svg:height="0.737cm" svg:x="5.779cm" svg:y="5.949cm">
          <text:p text:style-name="P6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7" draw:text-style-name="P11" draw:layer="layout" svg:x1="12.664cm" svg:y1="4.598cm" svg:x2="11.696cm" svg:y2="4.585cm">
          <text:p/>
        </draw:line>
        <draw:line draw:style-name="gr4" draw:text-style-name="P1" draw:layer="layout" svg:x1="5.727cm" svg:y1="1.773cm" svg:x2="6.087cm" svg:y2="5.901cm">
          <text:p/>
        </draw:line>
        <draw:line draw:style-name="gr1" draw:text-style-name="P1" draw:layer="layout" svg:x1="7.702cm" svg:y1="7.488cm" svg:x2="3.025cm" svg:y2="7.153cm">
          <text:p/>
        </draw:line>
        <draw:frame draw:style-name="gr3" draw:text-style-name="P3" draw:layer="layout" svg:width="1.217cm" svg:height="0.603cm" svg:x="4.455cm" svg:y="7.303cm">
          <draw:text-box>
            <text:p text:style-name="P2"><text:span text:style-name="T1">4,923</text:span></text:p>
          </draw:text-box>
        </draw:frame>
        <draw:frame draw:style-name="gr3" draw:text-style-name="P3" draw:layer="layout" svg:width="1.217cm" svg:height="0.603cm" svg:x="5.69cm" svg:y="2.632cm">
          <draw:text-box>
            <text:p text:style-name="P2"><text:span text:style-name="T1">4,417</text:span></text:p>
          </draw:text-box>
        </draw:frame>
        <draw:custom-shape draw:style-name="gr8" draw:text-style-name="P7" draw:layer="Layout" svg:width="0.737cm" svg:height="0.737cm" svg:x="5.253cm" svg:y="1.371cm">
          <text:p text:style-name="P6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5" draw:layer="Layout" svg:width="0.737cm" svg:height="0.737cm" svg:x="7.618cm" svg:y="7.152cm">
          <text:p text:style-name="P4"><text:span text:style-name="T2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7.587cm" svg:y1="3.757cm" svg:x2="2.108cm" svg:y2="3.993cm">
          <text:p/>
        </draw:line>
        <draw:frame draw:style-name="gr3" draw:text-style-name="P3" draw:layer="layout" svg:width="1.217cm" svg:height="0.603cm" svg:x="2.961cm" svg:y="3.441cm">
          <draw:text-box>
            <text:p text:style-name="P2"><text:span text:style-name="T1">4,929</text:span></text:p>
          </draw:text-box>
        </draw:frame>
        <draw:line draw:style-name="gr2" draw:text-style-name="P1" draw:layer="layout" svg:x1="1.955cm" svg:y1="3.751cm" svg:x2="2.409cm" svg:y2="2.072cm">
          <text:p/>
        </draw:line>
        <draw:line draw:style-name="gr1" draw:text-style-name="P1" draw:layer="layout" svg:x1="5.467cm" svg:y1="2.096cm" svg:x2="2.988cm" svg:y2="6.955cm">
          <text:p/>
        </draw:line>
        <draw:frame draw:style-name="gr3" draw:text-style-name="P3" draw:layer="layout" svg:width="1.217cm" svg:height="0.603cm" svg:x="1.213cm" svg:y="2.085cm">
          <draw:text-box>
            <text:p text:style-name="P2"><text:span text:style-name="T1">6,263</text:span></text:p>
          </draw:text-box>
        </draw:frame>
        <draw:frame draw:style-name="gr3" draw:text-style-name="P3" draw:layer="layout" svg:width="1.217cm" svg:height="0.603cm" svg:x="3.912cm" svg:y="2.781cm">
          <draw:text-box>
            <text:p text:style-name="P2"><text:span text:style-name="T1">6,183</text:span></text:p>
          </draw:text-box>
        </draw:frame>
        <draw:custom-shape draw:style-name="gr8" draw:text-style-name="P7" draw:layer="Layout" svg:width="0.737cm" svg:height="0.737cm" svg:x="2.632cm" svg:y="6.818cm">
          <text:p text:style-name="P6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737cm" svg:height="0.737cm" svg:x="1.462cm" svg:y="3.683cm">
          <text:p text:style-name="P6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  <style:master-page style:name="Default_5f__5f_" style:display-name="Default__" style:page-layout-name="PM0" draw:style-name="Mdp1"/>
    <style:master-page style:name="Default_5f__5f__5f_" style:display-name="Default___" style:page-layout-name="PM0" draw:style-name="Mdp1"/>
    <style:master-page style:name="Default_5f__5f__5f__5f_" style:display-name="Default____" style:page-layout-name="PM0" draw:style-name="Mdp1"/>
    <style:master-page style:name="Default_5f__5f__5f__5f__5f_" style:display-name="Default_____" style:page-layout-name="PM0" draw:style-name="Mdp1"/>
    <style:master-page style:name="Default_5f__5f__5f__5f__5f__5f_" style:display-name="Default______" style:page-layout-name="PM0" draw:style-name="Mdp1"/>
    <style:master-page style:name="Default_5f__5f__5f__5f__5f__5f__5f_" style:display-name="Default_______" style:page-layout-name="PM0" draw:style-name="Mdp1"/>
    <style:master-page style:name="Default_5f__5f__5f__5f__5f__5f__5f__5f_" style:display-name="Default________" style:page-layout-name="PM0" draw:style-name="Mdp1"/>
    <style:master-page style:name="Default_5f__5f__5f__5f__5f__5f__5f__5f__5f_" style:display-name="Default_________" style:page-layout-name="PM0" draw:style-name="Mdp1"/>
    <style:master-page style:name="Default_5f__5f__5f__5f__5f__5f__5f__5f__5f__5f_" style:display-name="Default__________" style:page-layout-name="PM0" draw:style-name="Mdp1"/>
    <style:master-page style:name="Default_5f__5f__5f__5f__5f__5f__5f__5f__5f__5f__5f_" style:display-name="Default___________" style:page-layout-name="PM0" draw:style-name="Mdp1"/>
    <style:master-page style:name="Default_5f__5f__5f__5f__5f__5f__5f__5f__5f__5f__5f__5f_" style:display-name="Default___________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0.4$MacOSX_x86 LibreOffice_project/62ad5818884a2fc2e5780dd45466868d41009ec0</meta:generator>
    <meta:initial-creator>James Plank</meta:initial-creator>
    <meta:creation-date>2007-12-02T15:48:06</meta:creation-date>
    <dc:date>2014-11-11T14:44:54.642570000</dc:date>
    <meta:print-date>2007-12-02T15:57:10</meta:print-date>
    <dc:language>en-US</dc:language>
    <meta:editing-cycles>24</meta:editing-cycles>
    <meta:editing-duration>P1DT6H30M16S</meta:editing-duration>
    <meta:printed-by>James Plank</meta:printed-by>
    <meta:document-statistic meta:object-count="380"/>
    <meta:user-defined meta:name="Info 1"/>
    <meta:user-defined meta:name="Info 2"/>
    <meta:user-defined meta:name="Info 3"/>
    <meta:user-defined meta:name="Info 4"/>
  </office:meta>
</office:document-meta>
</file>